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Tabella1" style:family="table" style:master-page-name="MP0">
      <style:table-properties style:width="17.336cm" fo:margin-left="0.009cm" style:page-number="auto" fo:break-before="page" table:align="left"/>
    </style:style>
    <style:style style:name="Tabella1.A" style:family="table-column">
      <style:table-column-properties style:column-width="4.636cm"/>
    </style:style>
    <style:style style:name="Tabella1.B" style:family="table-column">
      <style:table-column-properties style:column-width="2.956cm"/>
    </style:style>
    <style:style style:name="Tabella1.C" style:family="table-column">
      <style:table-column-properties style:column-width="9.744cm"/>
    </style:style>
    <style:style style:name="Tabella1.1" style:family="table-row">
      <style:table-row-properties fo:keep-together="always"/>
    </style:style>
    <style:style style:name="Tabel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9" style:family="table-row">
      <style:table-row-properties style:min-row-height="0.628cm" fo:keep-together="always"/>
    </style:style>
    <style:style style:name="Tabella1.10" style:family="table-row">
      <style:table-row-properties style:min-row-height="0.485cm" fo:keep-together="always" style:use-optimal-row-height="false"/>
    </style:style>
    <style:style style:name="Tabella1.21" style:family="table-row">
      <style:table-row-properties style:min-row-height="0.982cm" fo:keep-together="always" style:use-optimal-row-height="false"/>
    </style:style>
    <style:style style:name="Tabella1.22" style:family="table-row">
      <style:table-row-properties style:min-row-height="0.199cm" fo:keep-together="always" style:use-optimal-row-height="false"/>
    </style:style>
    <style:style style:name="Tabella2" style:family="table">
      <style:table-properties style:width="17.336cm" fo:margin-left="0.009cm" fo:break-before="page" table:align="left"/>
    </style:style>
    <style:style style:name="Tabella2.A" style:family="table-column">
      <style:table-column-properties style:column-width="4.636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4.445cm"/>
    </style:style>
    <style:style style:name="Tabella2.D" style:family="table-column">
      <style:table-column-properties style:column-width="6.35cm"/>
    </style:style>
    <style:style style:name="Tabel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7" style:family="table-row">
      <style:table-row-properties fo:keep-together="always" style:use-optimal-row-height="false"/>
    </style:style>
    <style:style style:name="Tabella2.10" style:family="table-row">
      <style:table-row-properties style:min-row-height="0.716cm" style:use-optimal-row-height="false"/>
    </style:style>
    <style:style style:name="Tabella2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17" style:family="table-row">
      <style:table-row-properties style:min-row-height="0.559cm" fo:keep-together="always" style:use-optimal-row-height="false"/>
    </style:style>
    <style:style style:name="Tabella3" style:family="table">
      <style:table-properties style:width="17.336cm" fo:margin-left="0.009cm" table:align="left"/>
    </style:style>
    <style:style style:name="Tabella3.A" style:family="table-column">
      <style:table-column-properties style:column-width="4.636cm"/>
    </style:style>
    <style:style style:name="Tabella3.B" style:family="table-column">
      <style:table-column-properties style:column-width="1.905cm"/>
    </style:style>
    <style:style style:name="Tabella3.C" style:family="table-column">
      <style:table-column-properties style:column-width="4.445cm"/>
    </style:style>
    <style:style style:name="Tabella3.D" style:family="table-column">
      <style:table-column-properties style:column-width="6.35cm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4" style:family="table-row">
      <style:table-row-properties style:min-row-height="0.73cm" style:use-optimal-row-height="false"/>
    </style:style>
    <style:style style:name="Tabella3.7" style:family="table-row">
      <style:table-row-properties fo:keep-together="always" style:use-optimal-row-height="false"/>
    </style:style>
    <style:style style:name="Tabella3.8" style:family="table-row">
      <style:table-row-properties fo:keep-together="always" style:use-optimal-row-height="false"/>
    </style:style>
    <style:style style:name="Tabella3.10" style:family="table-row">
      <style:table-row-properties style:min-row-height="0.716cm" style:use-optimal-row-height="false"/>
    </style:style>
    <style:style style:name="Tabella3.13" style:family="table-row">
      <style:table-row-properties fo:keep-together="always" style:use-optimal-row-height="false"/>
    </style:style>
    <style:style style:name="Tabella3.14" style:family="table-row">
      <style:table-row-properties fo:keep-together="always" style:use-optimal-row-height="false"/>
    </style:style>
    <style:style style:name="Tabella3.15" style:family="table-row">
      <style:table-row-properties fo:keep-together="always" style:use-optimal-row-height="false"/>
    </style:style>
    <style:style style:name="Tabella3.16" style:family="table-row">
      <style:table-row-properties fo:keep-together="always" style:use-optimal-row-height="false"/>
    </style:style>
    <style:style style:name="Tabella3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17" style:family="table-row">
      <style:table-row-properties style:min-row-height="0.564cm" fo:keep-together="always" style:use-optimal-row-height="false"/>
    </style:style>
    <style:style style:name="Tabella3.18" style:family="table-row">
      <style:table-row-properties fo:keep-together="always" style:use-optimal-row-height="false"/>
    </style:style>
    <style:style style:name="Tabella3.19" style:family="table-row">
      <style:table-row-properties fo:keep-together="always" style:use-optimal-row-height="false"/>
    </style:style>
    <style:style style:name="Tabella3.20" style:family="table-row">
      <style:table-row-properties fo:keep-together="always" style:use-optimal-row-height="false"/>
    </style:style>
    <style:style style:name="Tabella3.21" style:family="table-row">
      <style:table-row-properties fo:keep-together="always" style:use-optimal-row-height="false"/>
    </style:style>
    <style:style style:name="Tabella11" style:family="table">
      <style:table-properties style:width="17.336cm" fo:margin-left="0.009cm" fo:break-before="page" table:align="left"/>
    </style:style>
    <style:style style:name="Tabella11.A" style:family="table-column">
      <style:table-column-properties style:column-width="4.636cm"/>
    </style:style>
    <style:style style:name="Tabella11.B" style:family="table-column">
      <style:table-column-properties style:column-width="1.905cm"/>
    </style:style>
    <style:style style:name="Tabella11.C" style:family="table-column">
      <style:table-column-properties style:column-width="4.445cm"/>
    </style:style>
    <style:style style:name="Tabella11.D" style:family="table-column">
      <style:table-column-properties style:column-width="6.35cm"/>
    </style:style>
    <style:style style:name="Tabella11.1" style:family="table-row">
      <style:table-row-properties style:min-row-height="0.106cm" style:use-optimal-row-height="false"/>
    </style:style>
    <style:style style:name="Tabel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1.4" style:family="table-row">
      <style:table-row-properties style:min-row-height="0.73cm" style:use-optimal-row-height="false"/>
    </style:style>
    <style:style style:name="Tabella11.7" style:family="table-row">
      <style:table-row-properties fo:keep-together="always" style:use-optimal-row-height="false"/>
    </style:style>
    <style:style style:name="Tabella11.8" style:family="table-row">
      <style:table-row-properties fo:keep-together="always" style:use-optimal-row-height="false"/>
    </style:style>
    <style:style style:name="Tabella11.9" style:family="table-row">
      <style:table-row-properties style:min-row-height="0.894cm" fo:keep-together="always" style:use-optimal-row-height="false"/>
    </style:style>
    <style:style style:name="Tabella11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.11" style:family="table-row">
      <style:table-row-properties style:min-row-height="0.716cm" style:use-optimal-row-height="false"/>
    </style:style>
    <style:style style:name="Tabella11.14" style:family="table-row">
      <style:table-row-properties fo:keep-together="always" style:use-optimal-row-height="false"/>
    </style:style>
    <style:style style:name="Tabella11.15" style:family="table-row">
      <style:table-row-properties fo:keep-together="always" style:use-optimal-row-height="false"/>
    </style:style>
    <style:style style:name="Tabella11.16" style:family="table-row">
      <style:table-row-properties fo:keep-together="always" style:use-optimal-row-height="false"/>
    </style:style>
    <style:style style:name="Tabella11.17" style:family="table-row">
      <style:table-row-properties style:min-row-height="0.489cm" fo:keep-together="always" style:use-optimal-row-height="false"/>
    </style:style>
    <style:style style:name="Tabella11.18" style:family="table-row">
      <style:table-row-properties style:min-row-height="0.702cm" fo:keep-together="always" style:use-optimal-row-height="false"/>
    </style:style>
    <style:style style:name="Tabella11.19" style:family="table-row">
      <style:table-row-properties style:min-row-height="1.326cm"/>
    </style:style>
    <style:style style:name="Tabella12" style:family="table">
      <style:table-properties style:width="17.336cm" fo:margin-left="0.009cm" fo:break-before="page" table:align="left"/>
    </style:style>
    <style:style style:name="Tabella12.A" style:family="table-column">
      <style:table-column-properties style:column-width="4.636cm"/>
    </style:style>
    <style:style style:name="Tabella12.B" style:family="table-column">
      <style:table-column-properties style:column-width="1.905cm"/>
    </style:style>
    <style:style style:name="Tabella12.C" style:family="table-column">
      <style:table-column-properties style:column-width="4.445cm"/>
    </style:style>
    <style:style style:name="Tabella12.D" style:family="table-column">
      <style:table-column-properties style:column-width="6.35cm"/>
    </style:style>
    <style:style style:name="Tabella12.1" style:family="table-row">
      <style:table-row-properties style:min-row-height="0.106cm" style:use-optimal-row-height="false"/>
    </style:style>
    <style:style style:name="Tabel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.4" style:family="table-row">
      <style:table-row-properties style:min-row-height="0.73cm" style:use-optimal-row-height="false"/>
    </style:style>
    <style:style style:name="Tabella12.7" style:family="table-row">
      <style:table-row-properties fo:keep-together="always" style:use-optimal-row-height="false"/>
    </style:style>
    <style:style style:name="Tabella12.8" style:family="table-row">
      <style:table-row-properties fo:keep-together="always" style:use-optimal-row-height="false"/>
    </style:style>
    <style:style style:name="Tabella12.9" style:family="table-row">
      <style:table-row-properties style:min-row-height="0.894cm" fo:keep-together="always" style:use-optimal-row-height="false"/>
    </style:style>
    <style:style style:name="Tabella12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2.11" style:family="table-row">
      <style:table-row-properties style:min-row-height="0.716cm" style:use-optimal-row-height="false"/>
    </style:style>
    <style:style style:name="Tabella12.14" style:family="table-row">
      <style:table-row-properties fo:keep-together="always" style:use-optimal-row-height="false"/>
    </style:style>
    <style:style style:name="Tabella12.15" style:family="table-row">
      <style:table-row-properties fo:keep-together="always" style:use-optimal-row-height="false"/>
    </style:style>
    <style:style style:name="Tabella12.16" style:family="table-row">
      <style:table-row-properties fo:keep-together="always" style:use-optimal-row-height="false"/>
    </style:style>
    <style:style style:name="Tabella12.17" style:family="table-row">
      <style:table-row-properties style:min-row-height="0.489cm" fo:keep-together="always" style:use-optimal-row-height="false"/>
    </style:style>
    <style:style style:name="Tabella12.18" style:family="table-row">
      <style:table-row-properties style:min-row-height="0.702cm" fo:keep-together="always" style:use-optimal-row-height="false"/>
    </style:style>
    <style:style style:name="Tabella12.19" style:family="table-row">
      <style:table-row-properties style:min-row-height="1.326cm"/>
    </style:style>
    <style:style style:name="Tabella13" style:family="table">
      <style:table-properties style:width="17.336cm" fo:margin-left="0.009cm" fo:break-before="page" table:align="left"/>
    </style:style>
    <style:style style:name="Tabella13.A" style:family="table-column">
      <style:table-column-properties style:column-width="4.636cm"/>
    </style:style>
    <style:style style:name="Tabella13.B" style:family="table-column">
      <style:table-column-properties style:column-width="1.905cm"/>
    </style:style>
    <style:style style:name="Tabella13.C" style:family="table-column">
      <style:table-column-properties style:column-width="4.445cm"/>
    </style:style>
    <style:style style:name="Tabella13.D" style:family="table-column">
      <style:table-column-properties style:column-width="6.35cm"/>
    </style:style>
    <style:style style:name="Tabella13.1" style:family="table-row">
      <style:table-row-properties style:min-row-height="0.106cm" style:use-optimal-row-height="false"/>
    </style:style>
    <style:style style:name="Tabel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.4" style:family="table-row">
      <style:table-row-properties style:min-row-height="0.73cm" style:use-optimal-row-height="false"/>
    </style:style>
    <style:style style:name="Tabella13.7" style:family="table-row">
      <style:table-row-properties fo:keep-together="always" style:use-optimal-row-height="false"/>
    </style:style>
    <style:style style:name="Tabella13.8" style:family="table-row">
      <style:table-row-properties fo:keep-together="always" style:use-optimal-row-height="false"/>
    </style:style>
    <style:style style:name="Tabella13.9" style:family="table-row">
      <style:table-row-properties style:min-row-height="0.894cm" fo:keep-together="always" style:use-optimal-row-height="false"/>
    </style:style>
    <style:style style:name="Tabella13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3.11" style:family="table-row">
      <style:table-row-properties style:min-row-height="0.716cm" style:use-optimal-row-height="false"/>
    </style:style>
    <style:style style:name="Tabella13.14" style:family="table-row">
      <style:table-row-properties fo:keep-together="always" style:use-optimal-row-height="false"/>
    </style:style>
    <style:style style:name="Tabella13.15" style:family="table-row">
      <style:table-row-properties fo:keep-together="always" style:use-optimal-row-height="false"/>
    </style:style>
    <style:style style:name="Tabella13.16" style:family="table-row">
      <style:table-row-properties fo:keep-together="always" style:use-optimal-row-height="false"/>
    </style:style>
    <style:style style:name="Tabella13.17" style:family="table-row">
      <style:table-row-properties style:min-row-height="0.489cm" fo:keep-together="always" style:use-optimal-row-height="false"/>
    </style:style>
    <style:style style:name="Tabella13.18" style:family="table-row">
      <style:table-row-properties style:min-row-height="0.702cm" fo:keep-together="always" style:use-optimal-row-height="false"/>
    </style:style>
    <style:style style:name="Tabella13.19" style:family="table-row">
      <style:table-row-properties style:min-row-height="1.326cm"/>
    </style:style>
    <style:style style:name="Tabella4" style:family="table">
      <style:table-properties style:width="17.33cm" fo:margin-left="0cm" table:align="left"/>
    </style:style>
    <style:style style:name="Tabella4.A" style:family="table-column">
      <style:table-column-properties style:column-width="4.63cm"/>
    </style:style>
    <style:style style:name="Tabella4.B" style:family="table-column">
      <style:table-column-properties style:column-width="1.907cm"/>
    </style:style>
    <style:style style:name="Tabella4.C" style:family="table-column">
      <style:table-column-properties style:column-width="4.443cm"/>
    </style:style>
    <style:style style:name="Tabella4.D" style:family="table-column">
      <style:table-column-properties style:column-width="6.35cm"/>
    </style:style>
    <style:style style:name="Tabella4.A1" style:family="table-cell">
      <style:table-cell-properties fo:padding-left="0.191cm" fo:padding-right="0.191cm" fo:padding-top="0.049cm" fo:padding-bottom="0.049cm" fo:border="0.25pt solid #000000" style:writing-mode="lr-tb"/>
    </style:style>
    <style:style style:name="Tabella4.4" style:family="table-row">
      <style:table-row-properties style:min-row-height="0.741cm" style:use-optimal-row-height="false"/>
    </style:style>
    <style:style style:name="Tabella4.B9" style:family="table-cell">
      <style:table-cell-properties fo:padding-left="0.191cm" fo:padding-right="0.191cm" fo:padding-top="0.049cm" fo:padding-bottom="0.049cm" fo:border-left="0.25pt solid #000000" fo:border-right="0.25pt solid #000000" fo:border-top="none" fo:border-bottom="0.25pt solid #000000" style:writing-mode="lr-tb"/>
    </style:style>
    <style:style style:name="Tabella4.11" style:family="table-row">
      <style:table-row-properties style:min-row-height="0.714cm" style:use-optimal-row-height="false"/>
    </style:style>
    <style:style style:name="Tabella4.13" style:family="table-row">
      <style:table-row-properties style:min-row-height="1.141cm" style:use-optimal-row-height="false"/>
    </style:style>
    <style:style style:name="Tabella4.A13" style:family="table-cell">
      <style:table-cell-properties fo:padding-left="0.191cm" fo:padding-right="0.191cm" fo:padding-top="0.049cm" fo:padding-bottom="0.049cm" fo:border-left="0.25pt solid #000000" fo:border-right="none" fo:border-top="0.25pt solid #000000" fo:border-bottom="0.25pt solid #000000" style:writing-mode="lr-tb"/>
    </style:style>
    <style:style style:name="Tabella4.14" style:family="table-row">
      <style:table-row-properties fo:keep-together="always" style:use-optimal-row-height="false"/>
    </style:style>
    <style:style style:name="Tabel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15" style:family="table-row">
      <style:table-row-properties fo:keep-together="always" style:use-optimal-row-height="false"/>
    </style:style>
    <style:style style:name="Tabella4.16" style:family="table-row">
      <style:table-row-properties fo:keep-together="always" style:use-optimal-row-height="false"/>
    </style:style>
    <style:style style:name="Tabella4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17" style:family="table-row">
      <style:table-row-properties fo:keep-together="always" style:use-optimal-row-height="false"/>
    </style:style>
    <style:style style:name="Tabella4.18" style:family="table-row">
      <style:table-row-properties fo:keep-together="always" style:use-optimal-row-height="false"/>
    </style:style>
    <style:style style:name="Tabella4.19" style:family="table-row">
      <style:table-row-properties style:min-row-height="0.489cm" fo:keep-together="always" style:use-optimal-row-height="false"/>
    </style:style>
    <style:style style:name="Tabella4.20" style:family="table-row">
      <style:table-row-properties style:min-row-height="0.702cm" fo:keep-together="always" style:use-optimal-row-height="false"/>
    </style:style>
    <style:style style:name="Tabella4.21" style:family="table-row">
      <style:table-row-properties fo:keep-together="always" style:use-optimal-row-height="false"/>
    </style:style>
    <style:style style:name="Tabella4.22" style:family="table-row">
      <style:table-row-properties fo:keep-together="always" style:use-optimal-row-height="false"/>
    </style:style>
    <style:style style:name="Tabella4.23" style:family="table-row">
      <style:table-row-properties fo:keep-together="always" style:use-optimal-row-height="false"/>
    </style:style>
    <style:style style:name="Tabella4.24" style:family="table-row">
      <style:table-row-properties fo:keep-together="always" style:use-optimal-row-height="false"/>
    </style:style>
    <style:style style:name="Tabella4.25" style:family="table-row">
      <style:table-row-properties fo:keep-together="always" style:use-optimal-row-height="false"/>
    </style:style>
    <style:style style:name="Tabella5" style:family="table">
      <style:table-properties style:width="17.336cm" fo:margin-left="0.009cm" fo:break-before="page" table:align="left"/>
    </style:style>
    <style:style style:name="Tabella5.A" style:family="table-column">
      <style:table-column-properties style:column-width="4.636cm"/>
    </style:style>
    <style:style style:name="Tabella5.B" style:family="table-column">
      <style:table-column-properties style:column-width="1.905cm"/>
    </style:style>
    <style:style style:name="Tabella5.C" style:family="table-column">
      <style:table-column-properties style:column-width="4.445cm"/>
    </style:style>
    <style:style style:name="Tabella5.D" style:family="table-column">
      <style:table-column-properties style:column-width="6.35cm"/>
    </style:style>
    <style:style style:name="Tabella5.1" style:family="table-row">
      <style:table-row-properties style:min-row-height="0.106cm" style:use-optimal-row-height="false"/>
    </style:style>
    <style:style style:name="Tabel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4" style:family="table-row">
      <style:table-row-properties style:min-row-height="0.73cm" style:use-optimal-row-height="false"/>
    </style:style>
    <style:style style:name="Tabella5.7" style:family="table-row">
      <style:table-row-properties fo:keep-together="always" style:use-optimal-row-height="false"/>
    </style:style>
    <style:style style:name="Tabella5.8" style:family="table-row">
      <style:table-row-properties fo:keep-together="always" style:use-optimal-row-height="false"/>
    </style:style>
    <style:style style:name="Tabella5.9" style:family="table-row">
      <style:table-row-properties style:min-row-height="0.894cm" fo:keep-together="always" style:use-optimal-row-height="false"/>
    </style:style>
    <style:style style:name="Tabel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11" style:family="table-row">
      <style:table-row-properties style:min-row-height="0.716cm" style:use-optimal-row-height="false"/>
    </style:style>
    <style:style style:name="Tabella5.14" style:family="table-row">
      <style:table-row-properties fo:keep-together="always" style:use-optimal-row-height="false"/>
    </style:style>
    <style:style style:name="Tabella5.15" style:family="table-row">
      <style:table-row-properties fo:keep-together="always" style:use-optimal-row-height="false"/>
    </style:style>
    <style:style style:name="Tabella5.16" style:family="table-row">
      <style:table-row-properties fo:keep-together="always" style:use-optimal-row-height="false"/>
    </style:style>
    <style:style style:name="Tabella5.17" style:family="table-row">
      <style:table-row-properties fo:keep-together="always" style:use-optimal-row-height="false"/>
    </style:style>
    <style:style style:name="Tabella5.18" style:family="table-row">
      <style:table-row-properties fo:keep-together="always" style:use-optimal-row-height="false"/>
    </style:style>
    <style:style style:name="Tabella5.19" style:family="table-row">
      <style:table-row-properties style:min-row-height="0.489cm" fo:keep-together="always" style:use-optimal-row-height="false"/>
    </style:style>
    <style:style style:name="Tabella5.20" style:family="table-row">
      <style:table-row-properties style:min-row-height="0.702cm" fo:keep-together="always" style:use-optimal-row-height="false"/>
    </style:style>
    <style:style style:name="Tabella5.21" style:family="table-row">
      <style:table-row-properties fo:keep-together="always" style:use-optimal-row-height="false"/>
    </style:style>
    <style:style style:name="Tabella5.22" style:family="table-row">
      <style:table-row-properties fo:keep-together="always" style:use-optimal-row-height="false"/>
    </style:style>
    <style:style style:name="Tabella5.23" style:family="table-row">
      <style:table-row-properties fo:keep-together="always" style:use-optimal-row-height="false"/>
    </style:style>
    <style:style style:name="Tabella5.24" style:family="table-row">
      <style:table-row-properties fo:keep-together="always" style:use-optimal-row-height="false"/>
    </style:style>
    <style:style style:name="Tabella5.25" style:family="table-row">
      <style:table-row-properties fo:keep-together="always" style:use-optimal-row-height="false"/>
    </style:style>
    <style:style style:name="Tabella5.26" style:family="table-row">
      <style:table-row-properties fo:keep-together="always" style:use-optimal-row-height="false"/>
    </style:style>
    <style:style style:name="Tabella5.27" style:family="table-row">
      <style:table-row-properties fo:keep-together="always" style:use-optimal-row-height="false"/>
    </style:style>
    <style:style style:name="Tabella5.28" style:family="table-row">
      <style:table-row-properties fo:keep-together="always" style:use-optimal-row-height="false"/>
    </style:style>
    <style:style style:name="Tabella5.29" style:family="table-row">
      <style:table-row-properties style:min-row-height="1.326cm"/>
    </style:style>
    <style:style style:name="Tabella6" style:family="table">
      <style:table-properties style:width="17.336cm" fo:margin-left="0.009cm" table:align="left"/>
    </style:style>
    <style:style style:name="Tabella6.A" style:family="table-column">
      <style:table-column-properties style:column-width="4.636cm"/>
    </style:style>
    <style:style style:name="Tabella6.B" style:family="table-column">
      <style:table-column-properties style:column-width="1.905cm"/>
    </style:style>
    <style:style style:name="Tabella6.C" style:family="table-column">
      <style:table-column-properties style:column-width="4.445cm"/>
    </style:style>
    <style:style style:name="Tabella6.D" style:family="table-column">
      <style:table-column-properties style:column-width="6.35cm"/>
    </style:style>
    <style:style style:name="Tabel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4" style:family="table-row">
      <style:table-row-properties style:min-row-height="0.73cm" style:use-optimal-row-height="false"/>
    </style:style>
    <style:style style:name="Tabella6.7" style:family="table-row">
      <style:table-row-properties fo:keep-together="always" style:use-optimal-row-height="false"/>
    </style:style>
    <style:style style:name="Tabella6.8" style:family="table-row">
      <style:table-row-properties fo:keep-together="always" style:use-optimal-row-height="false"/>
    </style:style>
    <style:style style:name="Tabella6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9" style:family="table-row">
      <style:table-row-properties fo:keep-together="always" style:use-optimal-row-height="false"/>
    </style:style>
    <style:style style:name="Tabella6.11" style:family="table-row">
      <style:table-row-properties style:min-row-height="0.716cm" style:use-optimal-row-height="false"/>
    </style:style>
    <style:style style:name="Tabella6.14" style:family="table-row">
      <style:table-row-properties fo:keep-together="always" style:use-optimal-row-height="false"/>
    </style:style>
    <style:style style:name="Tabella6.15" style:family="table-row">
      <style:table-row-properties fo:keep-together="always" style:use-optimal-row-height="false"/>
    </style:style>
    <style:style style:name="Tabella6.16" style:family="table-row">
      <style:table-row-properties fo:keep-together="always" style:use-optimal-row-height="false"/>
    </style:style>
    <style:style style:name="Tabella6.17" style:family="table-row">
      <style:table-row-properties fo:keep-together="always" style:use-optimal-row-height="false"/>
    </style:style>
    <style:style style:name="Tabella6.18" style:family="table-row">
      <style:table-row-properties fo:keep-together="always" style:use-optimal-row-height="false"/>
    </style:style>
    <style:style style:name="Tabella6.19" style:family="table-row">
      <style:table-row-properties fo:keep-together="always" style:use-optimal-row-height="false"/>
    </style:style>
    <style:style style:name="Tabella6.20" style:family="table-row">
      <style:table-row-properties fo:keep-together="always" style:use-optimal-row-height="false"/>
    </style:style>
    <style:style style:name="Tabella6.21" style:family="table-row">
      <style:table-row-properties fo:keep-together="always" style:use-optimal-row-height="false"/>
    </style:style>
    <style:style style:name="Tabella6.22" style:family="table-row">
      <style:table-row-properties fo:keep-together="always" style:use-optimal-row-height="false"/>
    </style:style>
    <style:style style:name="Tabella6.23" style:family="table-row">
      <style:table-row-properties fo:keep-together="always" style:use-optimal-row-height="false"/>
    </style:style>
    <style:style style:name="Tabella7" style:family="table">
      <style:table-properties style:width="17.336cm" fo:margin-left="0.009cm" table:align="left"/>
    </style:style>
    <style:style style:name="Tabella7.A" style:family="table-column">
      <style:table-column-properties style:column-width="4.636cm"/>
    </style:style>
    <style:style style:name="Tabella7.B" style:family="table-column">
      <style:table-column-properties style:column-width="1.905cm"/>
    </style:style>
    <style:style style:name="Tabella7.C" style:family="table-column">
      <style:table-column-properties style:column-width="4.447cm"/>
    </style:style>
    <style:style style:name="Tabella7.D" style:family="table-column">
      <style:table-column-properties style:column-width="6.348cm"/>
    </style:style>
    <style:style style:name="Tabel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4" style:family="table-row">
      <style:table-row-properties style:min-row-height="0.73cm" style:use-optimal-row-height="false"/>
    </style:style>
    <style:style style:name="Tabella7.7" style:family="table-row">
      <style:table-row-properties fo:keep-together="always" style:use-optimal-row-height="false"/>
    </style:style>
    <style:style style:name="Tabella7.8" style:family="table-row">
      <style:table-row-properties fo:keep-together="always" style:use-optimal-row-height="false"/>
    </style:style>
    <style:style style:name="Tabella7.9" style:family="table-row">
      <style:table-row-properties fo:keep-together="always" style:use-optimal-row-height="false"/>
    </style:style>
    <style:style style:name="Tabella7.11" style:family="table-row">
      <style:table-row-properties style:min-row-height="0.716cm" style:use-optimal-row-height="false"/>
    </style:style>
    <style:style style:name="Tabella7.14" style:family="table-row">
      <style:table-row-properties fo:keep-together="always" style:use-optimal-row-height="false"/>
    </style:style>
    <style:style style:name="Tabella7.15" style:family="table-row">
      <style:table-row-properties fo:keep-together="always" style:use-optimal-row-height="false"/>
    </style:style>
    <style:style style:name="Tabella7.16" style:family="table-row">
      <style:table-row-properties fo:keep-together="always" style:use-optimal-row-height="false"/>
    </style:style>
    <style:style style:name="Tabella7.17" style:family="table-row">
      <style:table-row-properties style:min-row-height="0.266cm" fo:keep-together="always" style:use-optimal-row-height="false"/>
    </style:style>
    <style:style style:name="Tabella7.18" style:family="table-row">
      <style:table-row-properties fo:keep-together="always" style:use-optimal-row-height="false"/>
    </style:style>
    <style:style style:name="Tabella7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19" style:family="table-row">
      <style:table-row-properties fo:keep-together="always" style:use-optimal-row-height="false"/>
    </style:style>
    <style:style style:name="Tabella7.20" style:family="table-row">
      <style:table-row-properties fo:keep-together="always" style:use-optimal-row-height="false"/>
    </style:style>
    <style:style style:name="Tabella7.21" style:family="table-row">
      <style:table-row-properties fo:keep-together="always" style:use-optimal-row-height="false"/>
    </style:style>
    <style:style style:name="Tabella7.22" style:family="table-row">
      <style:table-row-properties fo:keep-together="always" style:use-optimal-row-height="false"/>
    </style:style>
    <style:style style:name="Tabella8" style:family="table">
      <style:table-properties style:width="17.336cm" fo:margin-left="0.009cm" table:align="left"/>
    </style:style>
    <style:style style:name="Tabella8.A" style:family="table-column">
      <style:table-column-properties style:column-width="4.636cm"/>
    </style:style>
    <style:style style:name="Tabella8.B" style:family="table-column">
      <style:table-column-properties style:column-width="1.905cm"/>
    </style:style>
    <style:style style:name="Tabella8.C" style:family="table-column">
      <style:table-column-properties style:column-width="4.447cm"/>
    </style:style>
    <style:style style:name="Tabella8.D" style:family="table-column">
      <style:table-column-properties style:column-width="6.348cm"/>
    </style:style>
    <style:style style:name="Tabel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4" style:family="table-row">
      <style:table-row-properties style:min-row-height="0.73cm" style:use-optimal-row-height="false"/>
    </style:style>
    <style:style style:name="Tabella8.7" style:family="table-row">
      <style:table-row-properties fo:keep-together="always" style:use-optimal-row-height="false"/>
    </style:style>
    <style:style style:name="Tabella8.8" style:family="table-row">
      <style:table-row-properties fo:keep-together="always" style:use-optimal-row-height="false"/>
    </style:style>
    <style:style style:name="Tabella8.9" style:family="table-row">
      <style:table-row-properties fo:keep-together="always" style:use-optimal-row-height="false"/>
    </style:style>
    <style:style style:name="Tabella8.11" style:family="table-row">
      <style:table-row-properties style:min-row-height="0.716cm" style:use-optimal-row-height="false"/>
    </style:style>
    <style:style style:name="Tabella8.14" style:family="table-row">
      <style:table-row-properties fo:keep-together="always" style:use-optimal-row-height="false"/>
    </style:style>
    <style:style style:name="Tabella8.15" style:family="table-row">
      <style:table-row-properties fo:keep-together="always" style:use-optimal-row-height="false"/>
    </style:style>
    <style:style style:name="Tabella8.16" style:family="table-row">
      <style:table-row-properties fo:keep-together="always" style:use-optimal-row-height="false"/>
    </style:style>
    <style:style style:name="Tabella8.17" style:family="table-row">
      <style:table-row-properties fo:keep-together="always" style:use-optimal-row-height="false"/>
    </style:style>
    <style:style style:name="Tabella8.18" style:family="table-row">
      <style:table-row-properties fo:keep-together="always" style:use-optimal-row-height="false"/>
    </style:style>
    <style:style style:name="Tabella8.19" style:family="table-row">
      <style:table-row-properties style:min-row-height="0.266cm" fo:keep-together="always" style:use-optimal-row-height="false"/>
    </style:style>
    <style:style style:name="Tabella8.20" style:family="table-row">
      <style:table-row-properties fo:keep-together="always" style:use-optimal-row-height="false"/>
    </style:style>
    <style:style style:name="Tabella8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21" style:family="table-row">
      <style:table-row-properties fo:keep-together="always" style:use-optimal-row-height="false"/>
    </style:style>
    <style:style style:name="Tabella8.22" style:family="table-row">
      <style:table-row-properties fo:keep-together="always" style:use-optimal-row-height="false"/>
    </style:style>
    <style:style style:name="Tabella8.23" style:family="table-row">
      <style:table-row-properties fo:keep-together="always" style:use-optimal-row-height="false"/>
    </style:style>
    <style:style style:name="Tabella8.24" style:family="table-row">
      <style:table-row-properties fo:keep-together="always" style:use-optimal-row-height="false"/>
    </style:style>
    <style:style style:name="Tabella8.25" style:family="table-row">
      <style:table-row-properties fo:keep-together="always" style:use-optimal-row-height="false"/>
    </style:style>
    <style:style style:name="Tabella8.26" style:family="table-row">
      <style:table-row-properties fo:keep-together="always" style:use-optimal-row-height="false"/>
    </style:style>
    <style:style style:name="Tabella8.27" style:family="table-row">
      <style:table-row-properties fo:keep-together="always" style:use-optimal-row-height="false"/>
    </style:style>
    <style:style style:name="Tabella9" style:family="table">
      <style:table-properties style:width="17.336cm" fo:margin-left="0.009cm" table:align="left"/>
    </style:style>
    <style:style style:name="Tabella9.A" style:family="table-column">
      <style:table-column-properties style:column-width="4.636cm"/>
    </style:style>
    <style:style style:name="Tabella9.B" style:family="table-column">
      <style:table-column-properties style:column-width="1.905cm"/>
    </style:style>
    <style:style style:name="Tabella9.C" style:family="table-column">
      <style:table-column-properties style:column-width="4.447cm"/>
    </style:style>
    <style:style style:name="Tabella9.D" style:family="table-column">
      <style:table-column-properties style:column-width="6.348cm"/>
    </style:style>
    <style:style style:name="Tabel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73cm" style:use-optimal-row-height="false"/>
    </style:style>
    <style:style style:name="Tabella9.7" style:family="table-row">
      <style:table-row-properties fo:keep-together="always" style:use-optimal-row-height="false"/>
    </style:style>
    <style:style style:name="Tabella9.8" style:family="table-row">
      <style:table-row-properties fo:keep-together="always" style:use-optimal-row-height="false"/>
    </style:style>
    <style:style style:name="Tabella9.9" style:family="table-row">
      <style:table-row-properties fo:keep-together="always" style:use-optimal-row-height="false"/>
    </style:style>
    <style:style style:name="Tabella9.11" style:family="table-row">
      <style:table-row-properties style:min-row-height="0.716cm" style:use-optimal-row-height="false"/>
    </style:style>
    <style:style style:name="Tabella9.14" style:family="table-row">
      <style:table-row-properties fo:keep-together="always" style:use-optimal-row-height="false"/>
    </style:style>
    <style:style style:name="Tabella9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9.15" style:family="table-row">
      <style:table-row-properties fo:keep-together="always" style:use-optimal-row-height="false"/>
    </style:style>
    <style:style style:name="Tabella9.16" style:family="table-row">
      <style:table-row-properties fo:keep-together="always" style:use-optimal-row-height="false"/>
    </style:style>
    <style:style style:name="Tabella9.17" style:family="table-row">
      <style:table-row-properties fo:keep-together="always" style:use-optimal-row-height="false"/>
    </style:style>
    <style:style style:name="Tabella9.18" style:family="table-row">
      <style:table-row-properties fo:keep-together="always" style:use-optimal-row-height="false"/>
    </style:style>
    <style:style style:name="Tabella9.19" style:family="table-row">
      <style:table-row-properties style:min-row-height="0.162cm" fo:keep-together="always" style:use-optimal-row-height="false"/>
    </style:style>
    <style:style style:name="Tabella9.20" style:family="table-row">
      <style:table-row-properties fo:keep-together="always" style:use-optimal-row-height="false"/>
    </style:style>
    <style:style style:name="Tabella9.21" style:family="table-row">
      <style:table-row-properties fo:keep-together="always" style:use-optimal-row-height="false"/>
    </style:style>
    <style:style style:name="Tabella9.22" style:family="table-row">
      <style:table-row-properties fo:keep-together="always" style:use-optimal-row-height="false"/>
    </style:style>
    <style:style style:name="Tabella9.23" style:family="table-row">
      <style:table-row-properties fo:keep-together="always" style:use-optimal-row-height="false"/>
    </style:style>
    <style:style style:name="Tabella9.24" style:family="table-row">
      <style:table-row-properties fo:keep-together="always" style:use-optimal-row-height="false"/>
    </style:style>
    <style:style style:name="Tabella9.B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25" style:family="table-row">
      <style:table-row-properties fo:keep-together="always" style:use-optimal-row-height="false"/>
    </style:style>
    <style:style style:name="Tabella9.26" style:family="table-row">
      <style:table-row-properties fo:keep-together="always" style:use-optimal-row-height="false"/>
    </style:style>
    <style:style style:name="Tabella9.27" style:family="table-row">
      <style:table-row-properties fo:keep-together="always" style:use-optimal-row-height="false"/>
    </style:style>
    <style:style style:name="Tabella10" style:family="table">
      <style:table-properties style:width="17.336cm" fo:margin-left="0.009cm" table:align="left"/>
    </style:style>
    <style:style style:name="Tabella10.A" style:family="table-column">
      <style:table-column-properties style:column-width="4.636cm"/>
    </style:style>
    <style:style style:name="Tabella10.B" style:family="table-column">
      <style:table-column-properties style:column-width="1.905cm"/>
    </style:style>
    <style:style style:name="Tabella10.C" style:family="table-column">
      <style:table-column-properties style:column-width="4.447cm"/>
    </style:style>
    <style:style style:name="Tabella10.D" style:family="table-column">
      <style:table-column-properties style:column-width="6.348cm"/>
    </style:style>
    <style:style style:name="Tabel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4" style:family="table-row">
      <style:table-row-properties style:min-row-height="0.73cm" style:use-optimal-row-height="false"/>
    </style:style>
    <style:style style:name="Tabella10.7" style:family="table-row">
      <style:table-row-properties fo:keep-together="always" style:use-optimal-row-height="false"/>
    </style:style>
    <style:style style:name="Tabella10.8" style:family="table-row">
      <style:table-row-properties fo:keep-together="always" style:use-optimal-row-height="false"/>
    </style:style>
    <style:style style:name="Tabella10.9" style:family="table-row">
      <style:table-row-properties fo:keep-together="always" style:use-optimal-row-height="false"/>
    </style:style>
    <style:style style:name="Tabella10.11" style:family="table-row">
      <style:table-row-properties style:min-row-height="0.716cm" style:use-optimal-row-height="false"/>
    </style:style>
    <style:style style:name="Tabella10.14" style:family="table-row">
      <style:table-row-properties fo:keep-together="always" style:use-optimal-row-height="false"/>
    </style:style>
    <style:style style:name="Tabella10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0.15" style:family="table-row">
      <style:table-row-properties fo:keep-together="always" style:use-optimal-row-height="false"/>
    </style:style>
    <style:style style:name="Tabella10.16" style:family="table-row">
      <style:table-row-properties fo:keep-together="always" style:use-optimal-row-height="false"/>
    </style:style>
    <style:style style:name="Tabella10.17" style:family="table-row">
      <style:table-row-properties fo:keep-together="always" style:use-optimal-row-height="false"/>
    </style:style>
    <style:style style:name="Tabella10.18" style:family="table-row">
      <style:table-row-properties fo:keep-together="always" style:use-optimal-row-height="false"/>
    </style:style>
    <style:style style:name="Tabella10.19" style:family="table-row">
      <style:table-row-properties fo:keep-together="always" style:use-optimal-row-height="false"/>
    </style:style>
    <style:style style:name="Tabella10.20" style:family="table-row">
      <style:table-row-properties fo:keep-together="always" style:use-optimal-row-height="false"/>
    </style:style>
    <style:style style:name="Tabella10.21" style:family="table-row">
      <style:table-row-properties fo:keep-together="always" style:use-optimal-row-height="false"/>
    </style:style>
    <style:style style:name="Tabella10.22" style:family="table-row">
      <style:table-row-properties fo:keep-together="always" style:use-optimal-row-height="false"/>
    </style:style>
    <style:style style:name="Tabella10.23" style:family="table-row">
      <style:table-row-properties fo:keep-together="always" style:use-optimal-row-height="false"/>
    </style:style>
    <style:style style:name="Tabella10.24" style:family="table-row">
      <style:table-row-properties fo:keep-together="always" style:use-optimal-row-height="false"/>
    </style:style>
    <style:style style:name="Tabella10.25" style:family="table-row">
      <style:table-row-properties fo:keep-together="always" style:use-optimal-row-height="false"/>
    </style:style>
    <style:style style:name="Tabella10.26" style:family="table-row">
      <style:table-row-properties fo:keep-together="always" style:use-optimal-row-height="false"/>
    </style:style>
    <style:style style:name="Tabella10.27" style:family="table-row">
      <style:table-row-properties fo:keep-together="always" style:use-optimal-row-height="false"/>
    </style:style>
    <style:style style:name="Tabella10.28" style:family="table-row">
      <style:table-row-properties fo:keep-together="always" style:use-optimal-row-height="false"/>
    </style:style>
    <style:style style:name="Tabella10.29" style:family="table-row">
      <style:table-row-properties fo:keep-together="always" style:use-optimal-row-height="false"/>
    </style:style>
    <style:style style:name="Tabella10.30" style:family="table-row">
      <style:table-row-properties fo:keep-together="always" style:use-optimal-row-height="false"/>
    </style:style>
    <style:style style:name="Tabella10.31" style:family="table-row">
      <style:table-row-properties fo:keep-together="always" style:use-optimal-row-height="false"/>
    </style:style>
    <style:style style:name="Tabella10.32" style:family="table-row">
      <style:table-row-properties fo:keep-together="always" style:use-optimal-row-height="false"/>
    </style:style>
    <style:style style:name="P1" style:family="paragraph" style:parent-style-name="Standard">
      <style:paragraph-properties fo:margin-top="0cm" fo:margin-bottom="0.282cm" style:contextual-spacing="false" fo:break-before="page"/>
    </style:style>
    <style:style style:name="P2" style:family="paragraph" style:parent-style-name="Standard">
      <style:paragraph-properties fo:margin-top="0cm" fo:margin-bottom="0.282cm" style:contextual-spacing="false"/>
      <style:text-properties fo:language="en" fo:country="GB" fo:font-weight="bold" style:font-weight-asian="bold" style:font-weight-complex="bold" style:script-type="latin"/>
    </style:style>
    <style:style style:name="P3" style:family="paragraph" style:parent-style-name="Standard">
      <style:paragraph-properties fo:margin-top="0cm" fo:margin-bottom="0.282cm" style:contextual-spacing="false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GB" style:script-type="latin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GB" officeooo:rsid="002a10dc" officeooo:paragraph-rsid="002a10dc" style:script-type="latin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GB" officeooo:rsid="002b706d" officeooo:paragraph-rsid="002b706d" style:script-type="latin"/>
    </style:style>
    <style:style style:name="P7" style:family="paragraph" style:parent-style-name="Standard">
      <style:paragraph-properties fo:margin-top="0cm" fo:margin-bottom="0.282cm" style:contextual-spacing="false"/>
      <style:text-properties fo:language="en" fo:country="GB" officeooo:paragraph-rsid="004fa6c4" style:script-type="latin"/>
    </style:style>
    <style:style style:name="P8" style:family="paragraph" style:parent-style-name="Standard" style:list-style-name="L1">
      <style:paragraph-properties fo:margin-top="0cm" fo:margin-bottom="0.282cm" style:contextual-spacing="false"/>
      <style:text-properties fo:language="en" fo:country="GB" style:script-type="latin"/>
    </style:style>
    <style:style style:name="P9" style:family="paragraph" style:parent-style-name="Standard" style:list-style-name="L2">
      <style:paragraph-properties fo:margin-top="0cm" fo:margin-bottom="0.282cm" style:contextual-spacing="false"/>
      <style:text-properties fo:language="en" fo:country="GB" style:script-type="latin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GB" officeooo:rsid="002b9915" officeooo:paragraph-rsid="002b9915" style:script-type="latin"/>
    </style:style>
    <style:style style:name="P11" style:family="paragraph" style:parent-style-name="Standard" style:list-style-name="L3">
      <style:paragraph-properties fo:margin-top="0cm" fo:margin-bottom="0.282cm" style:contextual-spacing="false"/>
      <style:text-properties fo:language="en" fo:country="GB" style:script-type="latin"/>
    </style:style>
    <style:style style:name="P12" style:family="paragraph" style:parent-style-name="Standard">
      <style:paragraph-properties fo:margin-top="0cm" fo:margin-bottom="0.282cm" style:contextual-spacing="false"/>
      <style:text-properties fo:language="en" fo:country="GB" officeooo:rsid="0025192e" officeooo:paragraph-rsid="002d7a51" style:script-type="latin"/>
    </style:style>
    <style:style style:name="P13" style:family="paragraph" style:parent-style-name="Standard" style:list-style-name="L4">
      <style:paragraph-properties fo:margin-top="0cm" fo:margin-bottom="0.282cm" style:contextual-spacing="false"/>
      <style:text-properties officeooo:paragraph-rsid="002d7a51"/>
    </style:style>
    <style:style style:name="P14" style:family="paragraph" style:parent-style-name="Standard">
      <style:text-properties fo:language="en" fo:country="GB" officeooo:rsid="002b706d" officeooo:paragraph-rsid="002b706d" style:script-type="latin"/>
    </style:style>
    <style:style style:name="P15" style:family="paragraph" style:parent-style-name="Standard" style:list-style-name="L5">
      <style:paragraph-properties fo:margin-top="0cm" fo:margin-bottom="0.282cm" style:contextual-spacing="false"/>
      <style:text-properties fo:language="en" fo:country="GB" style:script-type="latin"/>
    </style:style>
    <style:style style:name="P16" style:family="paragraph" style:parent-style-name="Standard" style:list-style-name="L6">
      <style:paragraph-properties fo:margin-top="0cm" fo:margin-bottom="0.282cm" style:contextual-spacing="false"/>
      <style:text-properties fo:language="en" fo:country="GB" style:script-type="latin"/>
    </style:style>
    <style:style style:name="P17" style:family="paragraph" style:parent-style-name="Standard">
      <style:text-properties fo:language="en" fo:country="GB" style:script-type="latin"/>
    </style:style>
    <style:style style:name="P18" style:family="paragraph" style:parent-style-name="Normal">
      <style:paragraph-properties fo:break-before="page"/>
      <style:text-properties fo:language="en" fo:country="GB" style:script-type="latin"/>
    </style:style>
    <style:style style:name="P19" style:family="paragraph" style:parent-style-name="Standard">
      <style:paragraph-properties fo:margin-top="0cm" fo:margin-bottom="0.282cm" style:contextual-spacing="false"/>
      <style:text-properties fo:language="en" fo:country="GB" fo:font-weight="bold" officeooo:rsid="00488eb4" officeooo:paragraph-rsid="00488eb4" style:font-weight-asian="bold" style:font-weight-complex="bold" style:script-type="latin"/>
    </style:style>
    <style:style style:name="P20" style:family="paragraph" style:parent-style-name="Standard" style:list-style-name="L7">
      <style:paragraph-properties fo:margin-top="0cm" fo:margin-bottom="0.282cm" style:contextual-spacing="false"/>
      <style:text-properties fo:language="en" fo:country="GB" style:script-type="latin"/>
    </style:style>
    <style:style style:name="P21" style:family="paragraph" style:parent-style-name="Text_20_body">
      <style:paragraph-properties fo:margin-top="0cm" fo:margin-bottom="0.28cm" style:contextual-spacing="false"/>
      <style:text-properties fo:language="en" fo:country="GB" style:script-type="latin"/>
    </style:style>
    <style:style style:name="P22" style:family="paragraph" style:parent-style-name="Text_20_body" style:list-style-name="L8">
      <style:paragraph-properties fo:margin-left="0cm" fo:margin-top="0cm" fo:margin-bottom="0.282cm" style:contextual-spacing="false" fo:text-indent="0cm" style:auto-text-indent="false">
        <style:tab-stops/>
      </style:paragraph-properties>
      <style:text-properties fo:language="en" fo:country="GB" style:script-type="latin"/>
    </style:style>
    <style:style style:name="P23" style:family="paragraph" style:parent-style-name="Text_20_body">
      <style:paragraph-properties fo:margin-top="0cm" fo:margin-bottom="0.282cm" style:contextual-spacing="false"/>
      <style:text-properties fo:language="en" fo:country="GB" style:script-type="latin"/>
    </style:style>
    <style:style style:name="P24" style:family="paragraph" style:parent-style-name="Standard" style:list-style-name="L9">
      <style:text-properties fo:language="en" fo:country="GB" style:script-type="latin"/>
    </style:style>
    <style:style style:name="P25" style:family="paragraph" style:parent-style-name="Standard">
      <style:paragraph-properties fo:margin-top="0cm" fo:margin-bottom="0.282cm" style:contextual-spacing="false"/>
      <style:text-properties officeooo:paragraph-rsid="0050f26e"/>
    </style:style>
    <style:style style:name="P26" style:family="paragraph" style:parent-style-name="Standard">
      <style:paragraph-properties fo:margin-top="0cm" fo:margin-bottom="0.282cm" style:contextual-spacing="false"/>
      <style:text-properties fo:language="en" fo:country="GB" fo:font-weight="bold" officeooo:rsid="001514bd" officeooo:paragraph-rsid="0050f26e" style:font-weight-asian="bold" style:font-weight-complex="bold" style:script-type="latin"/>
    </style:style>
    <style:style style:name="P27" style:family="paragraph" style:parent-style-name="Standard">
      <style:paragraph-properties fo:margin-top="0cm" fo:margin-bottom="0.282cm" style:contextual-spacing="false"/>
      <style:text-properties fo:language="en" fo:country="GB" officeooo:paragraph-rsid="0050f26e" style:script-type="latin"/>
    </style:style>
    <style:style style:name="P28" style:family="paragraph" style:parent-style-name="Standard">
      <style:paragraph-properties fo:margin-top="0cm" fo:margin-bottom="0.282cm" style:contextual-spacing="false"/>
      <style:text-properties officeooo:rsid="001514bd" officeooo:paragraph-rsid="0050f26e"/>
    </style:style>
    <style:style style:name="P29" style:family="paragraph" style:parent-style-name="Standard">
      <style:paragraph-properties fo:margin-top="0cm" fo:margin-bottom="0.282cm" style:contextual-spacing="false"/>
      <style:text-properties fo:language="en" fo:country="GB" fo:font-weight="bold" officeooo:paragraph-rsid="0050f26e" style:font-weight-asian="bold" style:font-weight-complex="bold" style:script-type="latin"/>
    </style:style>
    <style:style style:name="P30" style:family="paragraph" style:parent-style-name="Standard">
      <style:text-properties officeooo:paragraph-rsid="0050f26e"/>
    </style:style>
    <style:style style:name="P31" style:family="paragraph" style:parent-style-name="Standard">
      <style:paragraph-properties fo:break-before="page"/>
      <style:text-properties officeooo:paragraph-rsid="0050f26e"/>
    </style:style>
    <style:style style:name="P32" style:family="paragraph" style:parent-style-name="Table_20_Contents">
      <style:paragraph-properties fo:margin-top="0cm" fo:margin-bottom="0.198cm" style:contextual-spacing="false"/>
      <style:text-properties fo:language="en" fo:country="GB" fo:font-weight="bold" style:font-weight-asian="bold" style:script-type="latin"/>
    </style:style>
    <style:style style:name="P33" style:family="paragraph" style:parent-style-name="Table_20_Contents">
      <style:paragraph-properties fo:margin-top="0cm" fo:margin-bottom="0.198cm" style:contextual-spacing="false"/>
      <style:text-properties fo:language="en" fo:country="GB" style:script-type="latin"/>
    </style:style>
    <style:style style:name="P34" style:family="paragraph" style:parent-style-name="Table_20_Contents">
      <style:paragraph-properties fo:margin-top="0cm" fo:margin-bottom="0cm" style:contextual-spacing="false"/>
      <style:text-properties fo:language="en" fo:country="GB" fo:font-weight="bold" style:font-weight-asian="bold" style:script-type="latin"/>
    </style:style>
    <style:style style:name="P35" style:family="paragraph" style:parent-style-name="Table_20_Contents">
      <style:paragraph-properties fo:margin-top="0cm" fo:margin-bottom="0.499cm" style:contextual-spacing="false"/>
      <style:text-properties fo:language="en" fo:country="GB" fo:font-weight="bold" style:font-weight-asian="bold" style:script-type="latin"/>
    </style:style>
    <style:style style:name="P36" style:family="paragraph" style:parent-style-name="Standard">
      <style:paragraph-properties fo:margin-top="0cm" fo:margin-bottom="0cm" style:contextual-spacing="false"/>
      <style:text-properties fo:language="en" fo:country="GB" style:script-type="latin"/>
    </style:style>
    <style:style style:name="P37" style:family="paragraph" style:parent-style-name="Standard">
      <style:paragraph-properties fo:margin-top="0cm" fo:margin-bottom="0.081cm" style:contextual-spacing="false"/>
      <style:text-properties fo:language="en" fo:country="GB" style:script-type="latin"/>
    </style:style>
    <style:style style:name="P38" style:family="paragraph" style:parent-style-name="Table_20_Contents">
      <style:paragraph-properties fo:margin-top="0cm" fo:margin-bottom="0.097cm" style:contextual-spacing="false"/>
      <style:text-properties fo:language="en" fo:country="GB" style:script-type="latin"/>
    </style:style>
    <style:style style:name="P39" style:family="paragraph" style:parent-style-name="Table_20_Contents">
      <style:paragraph-properties fo:margin-top="0cm" fo:margin-bottom="0.499cm" style:contextual-spacing="false"/>
      <style:text-properties fo:language="en" fo:country="GB" style:script-type="latin"/>
    </style:style>
    <style:style style:name="P40" style:family="paragraph" style:parent-style-name="Standard">
      <style:paragraph-properties fo:margin-top="0cm" fo:margin-bottom="0.282cm" style:contextual-spacing="false"/>
      <style:text-properties fo:language="en" fo:country="GB" officeooo:rsid="00524525" officeooo:paragraph-rsid="00524525" style:script-type="latin"/>
    </style:style>
    <style:style style:name="P41" style:family="paragraph" style:parent-style-name="Text_20_body">
      <style:paragraph-properties fo:margin-top="0cm" fo:margin-bottom="0.282cm" style:contextual-spacing="false"/>
      <style:text-properties fo:language="en" fo:country="GB" officeooo:rsid="0053930f" officeooo:paragraph-rsid="0053930f" style:script-type="latin"/>
    </style:style>
    <style:style style:name="P42" style:family="paragraph" style:parent-style-name="Normal">
      <style:text-properties fo:language="en" fo:country="GB" officeooo:paragraph-rsid="004fa6c4" style:script-type="latin"/>
    </style:style>
    <style:style style:name="P43" style:family="paragraph" style:parent-style-name="Standard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44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45" style:family="paragraph" style:parent-style-name="Standard">
      <style:paragraph-properties fo:margin-top="0cm" fo:margin-bottom="0.282cm" style:contextual-spacing="false"/>
      <style:text-properties fo:language="en" fo:country="GB" officeooo:rsid="001ae284" officeooo:paragraph-rsid="001ae284" style:script-type="latin"/>
    </style:style>
    <style:style style:name="P46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1ae284" style:script-type="latin"/>
    </style:style>
    <style:style style:name="P47" style:family="paragraph" style:parent-style-name="Standard" style:list-style-name="L7">
      <style:paragraph-properties fo:margin-top="0cm" fo:margin-bottom="0.282cm" style:contextual-spacing="false"/>
      <style:text-properties fo:color="#000000" loext:opacity="100%" fo:language="en" fo:country="GB" style:script-type="latin"/>
    </style:style>
    <style:style style:name="P48" style:family="paragraph" style:parent-style-name="Standard" style:list-style-name="L10">
      <style:paragraph-properties fo:margin-top="0cm" fo:margin-bottom="0.282cm" style:contextual-spacing="false"/>
      <style:text-properties officeooo:paragraph-rsid="000aab89"/>
    </style:style>
    <style:style style:name="P49" style:family="paragraph" style:parent-style-name="Standard" style:list-style-name="L10">
      <style:paragraph-properties fo:margin-top="0cm" fo:margin-bottom="0.282cm" style:contextual-spacing="false"/>
      <style:text-properties officeooo:paragraph-rsid="000e1c8c"/>
    </style:style>
    <style:style style:name="P50" style:family="paragraph" style:parent-style-name="Standard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51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52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e1c8c" officeooo:paragraph-rsid="000e1c8c" style:script-type="latin"/>
    </style:style>
    <style:style style:name="P53" style:family="paragraph" style:parent-style-name="Normal">
      <style:text-properties fo:language="en" fo:country="GB" style:script-type="latin"/>
    </style:style>
    <style:style style:name="T1" style:family="text">
      <style:text-properties fo:language="en" fo:country="GB" fo:font-weight="bold" style:font-weight-asian="bold" style:font-weight-complex="bold" style:script-type="latin"/>
    </style:style>
    <style:style style:name="T2" style:family="text">
      <style:text-properties officeooo:rsid="002347c6"/>
    </style:style>
    <style:style style:name="T3" style:family="text">
      <style:text-properties officeooo:rsid="0029efa3"/>
    </style:style>
    <style:style style:name="T4" style:family="text">
      <style:text-properties officeooo:rsid="002899e1"/>
    </style:style>
    <style:style style:name="T5" style:family="text">
      <style:text-properties officeooo:rsid="002b9915"/>
    </style:style>
    <style:style style:name="T6" style:family="text">
      <style:text-properties officeooo:rsid="002b706d"/>
    </style:style>
    <style:style style:name="T7" style:family="text">
      <style:text-properties officeooo:rsid="00416342"/>
    </style:style>
    <style:style style:name="T8" style:family="text">
      <style:text-properties officeooo:rsid="0049929a"/>
    </style:style>
    <style:style style:name="T9" style:family="text">
      <style:text-properties officeooo:rsid="003428e4"/>
    </style:style>
    <style:style style:name="T10" style:family="text">
      <style:text-properties officeooo:rsid="0047802b"/>
    </style:style>
    <style:style style:name="T11" style:family="text">
      <style:text-properties fo:language="en" fo:country="GB" style:script-type="latin"/>
    </style:style>
    <style:style style:name="T12" style:family="text">
      <style:text-properties fo:language="en" fo:country="GB" officeooo:rsid="0025741e" style:script-type="latin"/>
    </style:style>
    <style:style style:name="T13" style:family="text">
      <style:text-properties fo:language="en" fo:country="GB" officeooo:rsid="00374db2" style:script-type="latin"/>
    </style:style>
    <style:style style:name="T14" style:family="text">
      <style:text-properties officeooo:rsid="00269dab"/>
    </style:style>
    <style:style style:name="T15" style:family="text">
      <style:text-properties officeooo:rsid="002fc44f"/>
    </style:style>
    <style:style style:name="T16" style:family="text">
      <style:text-properties officeooo:rsid="00331d28"/>
    </style:style>
    <style:style style:name="T17" style:family="text">
      <style:text-properties officeooo:rsid="003122ed"/>
    </style:style>
    <style:style style:name="T18" style:family="text">
      <style:text-properties officeooo:rsid="003f9abc"/>
    </style:style>
    <style:style style:name="T19" style:family="text">
      <style:text-properties officeooo:rsid="004a762d"/>
    </style:style>
    <style:style style:name="T20" style:family="text">
      <style:text-properties officeooo:rsid="00318518"/>
    </style:style>
    <style:style style:name="T21" style:family="text">
      <style:text-properties officeooo:rsid="00459ff3"/>
    </style:style>
    <style:style style:name="T22" style:family="text">
      <style:text-properties officeooo:rsid="00377887"/>
    </style:style>
    <style:style style:name="T23" style:family="text">
      <style:text-properties officeooo:rsid="003d0ab0"/>
    </style:style>
    <style:style style:name="T24" style:family="text">
      <style:text-properties officeooo:rsid="003e8afa"/>
    </style:style>
    <style:style style:name="T25" style:family="text">
      <style:text-properties officeooo:rsid="003ee310"/>
    </style:style>
    <style:style style:name="T26" style:family="text">
      <style:text-properties officeooo:rsid="004c5d24"/>
    </style:style>
    <style:style style:name="T27" style:family="text">
      <style:text-properties officeooo:rsid="001ae284"/>
    </style:style>
    <style:style style:name="T28" style:family="text">
      <style:text-properties officeooo:rsid="0042e5fe"/>
    </style:style>
    <style:style style:name="T29" style:family="text">
      <style:text-properties officeooo:rsid="0043b58c"/>
    </style:style>
    <style:style style:name="T30" style:family="text">
      <style:text-properties officeooo:rsid="004426dd"/>
    </style:style>
    <style:style style:name="T31" style:family="text">
      <style:text-properties officeooo:rsid="0050f26e"/>
    </style:style>
    <style:style style:name="T32" style:family="text">
      <style:text-properties officeooo:rsid="001514bd"/>
    </style:style>
    <style:style style:name="T33" style:family="text">
      <style:text-properties officeooo:rsid="001c8637"/>
    </style:style>
    <style:style style:name="T34" style:family="text">
      <style:text-properties officeooo:rsid="00190195"/>
    </style:style>
    <style:style style:name="T35" style:family="text">
      <style:text-properties officeooo:rsid="001986b4"/>
    </style:style>
    <style:style style:name="T36" style:family="text">
      <style:text-properties officeooo:rsid="000a0331"/>
    </style:style>
    <style:style style:name="T37" style:family="text">
      <style:text-properties officeooo:rsid="00175e55"/>
    </style:style>
    <style:style style:name="T38" style:family="text">
      <style:text-properties officeooo:rsid="002290ae"/>
    </style:style>
    <style:style style:name="T39" style:family="text">
      <style:text-properties officeooo:rsid="0016f6c6"/>
    </style:style>
    <style:style style:name="T40" style:family="text">
      <style:text-properties officeooo:rsid="001c7097"/>
    </style:style>
    <style:style style:name="T41" style:family="text">
      <style:text-properties officeooo:rsid="001567a1"/>
    </style:style>
    <style:style style:name="T42" style:family="text">
      <style:text-properties officeooo:rsid="001387ca"/>
    </style:style>
    <style:style style:name="T43" style:family="text">
      <style:text-properties officeooo:rsid="001f0b44"/>
    </style:style>
    <style:style style:name="T44" style:family="text">
      <style:text-properties officeooo:rsid="0020f260"/>
    </style:style>
    <style:style style:name="T45" style:family="text">
      <style:text-properties fo:color="#000000" loext:opacity="100%" fo:language="en" fo:country="GB" officeooo:rsid="000aab89" style:script-type="latin"/>
    </style:style>
    <style:style style:name="T46" style:family="text">
      <style:text-properties fo:color="#000000" loext:opacity="100%" fo:language="en" fo:country="GB" officeooo:rsid="000e1c8c" style:script-type="latin"/>
    </style:style>
    <style:style style:name="T47" style:family="text">
      <style:text-properties officeooo:rsid="00100244"/>
    </style:style>
    <style:style style:name="T48" style:family="text">
      <style:text-properties officeooo:rsid="000b32db"/>
    </style:style>
    <style:style style:name="T49" style:family="text">
      <style:text-properties officeooo:rsid="0012f8d3"/>
    </style:style>
    <style:style style:name="T50" style:family="text">
      <style:text-properties officeooo:rsid="0011e665"/>
    </style:style>
    <style:style style:name="T51" style:family="text">
      <style:text-properties fo:color="#000000" loext:opacity="100%" fo:language="en" fo:country="GB" style:script-type="latin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><text:span text:style-name="Default_20_Paragraph_20_Font"><text:span text:style-name="T1">Use case</text:span></text:span></text:p>
          </table:table-cell>
          <table:table-cell table:style-name="Tabella1.B1" table:number-columns-spanned="2" office:value-type="string">
            <text:p text:style-name="P2"><text:span text:style-name="T2">Insert</text:span> Station <text:span text:style-name="T2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.B2" table:number-columns-spanned="2" office:value-type="string">
            <text:p text:style-name="P4">UC1, v0.3, 26/04/2026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.B2" table:number-columns-spanned="2" office:value-type="string">
            <text:p text:style-name="P4">Network Management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.B2" table:number-columns-spanned="2" office:value-type="string">
            <text:p text:style-name="P4">Let the <text:span text:style-name="T3">System provide a standardised way to</text:span> <text:span text:style-name="T4">insert </text:span><text:span text:style-name="T3">a </text:span>Station’<text:span text:style-name="T3">s</text:span> <text:span text:style-name="T4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.B2" table:number-columns-spanned="2" office:value-type="string">
            <text:p text:style-name="P4">Primary task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.B2" table:number-columns-spanned="2" office:value-type="string">
            <text:p text:style-name="P5">System</text:p>
          </table:table-cell>
          <table:covered-table-cell/>
        </table:table-row>
        <table:table-row table:style-name="Tabella1.1">
          <table:table-cell table:style-name="Tabella1.A2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akeholder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System</text:p>
          </table:table-cell>
          <table:table-cell table:style-name="Tabella1.B2" office:value-type="string">
            <text:p text:style-name="P4">Manages the user interface, the database and their interactions</text:p>
          </table:table-cell>
        </table:table-row>
        <table:table-row table:style-name="Tabella1.9">
          <table:table-cell table:style-name="Tabella1.A2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.B2" table:number-columns-spanned="2" office:value-type="string">
            <text:p text:style-name="P6">None</text:p>
          </table:table-cell>
          <table:covered-table-cell/>
        </table:table-row>
        <table:table-row table:style-name="Tabella1.10">
          <table:table-cell table:style-name="Tabella1.A2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.B2" table:number-columns-spanned="2" office:value-type="string">
            <text:p text:style-name="P7">A valid Station is <text:span text:style-name="T5">returned to the calling subsystem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.B2" table:number-columns-spanned="2" office:value-type="string">
            <text:p text:style-name="P4">A valid Station is <text:span text:style-name="T5">returned to the calling subsystem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.B2" table:number-columns-spanned="2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</table:table-row>
        <table:table-row table:style-name="Tabella1.1">
          <table:table-cell table:style-name="Tabella1.A2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Action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1</text:p>
          </table:table-cell>
          <table:table-cell table:style-name="Tabella1.B2" office:value-type="string">
            <text:p text:style-name="P4">The system asks the user to insert:</text:p>
            <text:list xml:id="list2465632292" text:style-name="L1">
              <text:list-item>
                <text:p text:style-name="P8">The Station’s name</text:p>
              </text:list-item>
            </text:list>
            <text:list text:style-name="L2">
              <text:list-item>
                <text:p text:style-name="P9">The Station’s coordinates</text:p>
              </text:list-item>
              <text:list-item>
                <text:p text:style-name="P9">The Station’s platforms, including:</text:p>
                <text:list>
                  <text:list-item>
                    <text:p text:style-name="P9">their length</text:p>
                  </text:list-item>
                  <text:list-item>
                    <text:p text:style-name="P9">their locally unique identifier</text:p>
                    <text:list>
                      <text:list-item>
                        <text:p text:style-name="P9">e.g. “1” or “1-East”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2</text:p>
          </table:table-cell>
          <table:table-cell table:style-name="Tabella1.B2" office:value-type="string">
            <text:p text:style-name="P4">The user inserts the requested data.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3</text:p>
          </table:table-cell>
          <table:table-cell table:style-name="Tabella1.B2" office:value-type="string">
            <text:p text:style-name="P4">The user submits the data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10">4</text:p>
          </table:table-cell>
          <table:table-cell table:style-name="Tabella1.B2" office:value-type="string">
            <text:p text:style-name="P10">The created station is returned to the calling <text:span text:style-name="T7">subsystem</text:span></text:p>
          </table:table-cell>
        </table:table-row>
        <table:table-row table:style-name="Tabella1.1">
          <table:table-cell table:style-name="Tabella1.A2" table:number-rows-spanned="4" office:value-type="string">
            <text:p text:style-name="P2">Extensions</text:p>
          </table:table-cell>
          <table:table-cell table:style-name="Tabella1.A2" office:value-type="string">
            <text:p text:style-name="P2">Step</text:p>
          </table:table-cell>
          <table:table-cell table:style-name="Tabella1.B2" office:value-type="string">
            <text:p text:style-name="P2">Alternate Action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</text:p>
          </table:table-cell>
          <table:table-cell table:style-name="Tabella1.B2" office:value-type="string">
            <text:p text:style-name="P4">If any of the following checks fail:</text:p>
            <text:list xml:id="list3441511681" text:style-name="L3">
              <text:list-item>
                <text:p text:style-name="P11">The Station’s name must be unique</text:p>
                <text:list>
                  <text:list-item>
                    <text:p text:style-name="P11">Also amongst Junction Names</text:p>
                  </text:list-item>
                </text:list>
              </text:list-item>
              <text:list-item>
                <text:p text:style-name="P11">All platforms identifiers must be unique</text:p>
                <text:list>
                  <text:list-item>
                    <text:p text:style-name="P11">Within a single station</text:p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.1</text:p>
          </table:table-cell>
          <table:table-cell table:style-name="Tabella1.B2" office:value-type="string">
            <text:p text:style-name="P4">Display an error</text:p>
          </table:table-cell>
        </table:table-row>
        <table:table-row table:style-name="Tabella1.21">
          <table:covered-table-cell table:style-name="Tabella1.A2"/>
          <table:table-cell table:style-name="Tabella1.A2" office:value-type="string">
            <text:p text:style-name="P4"><text:span text:style-name="T8">3</text:span>a.2</text:p>
          </table:table-cell>
          <table:table-cell table:style-name="Tabella1.B2" office:value-type="string">
            <text:p text:style-name="P4">Return to step 1</text:p>
          </table:table-cell>
        </table:table-row>
        <text:soft-page-break/>
        <table:table-row table:style-name="Tabella1.22">
          <table:table-cell table:style-name="Tabella1.A2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.B2" table:number-columns-spanned="2" office:value-type="string">
            <text:p text:style-name="P12">If a base <text:span text:style-name="T9">Station</text:span> is provided <text:span text:style-name="T10">by the calling subsystem</text:span></text:p>
            <text:list text:style-name="L4">
              <text:list-item>
                <text:p text:style-name="P13"><text:span text:style-name="T11">fields should be pre-populated with the </text:span><text:span text:style-name="T12">base</text:span><text:span text:style-name="T11"> </text:span><text:span text:style-name="T13">S</text:span><text:span text:style-name="T11">tation’s data</text:span></text:p>
              </text:list-item>
            </text:list>
          </table:table-cell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2.B1" table:number-columns-spanned="3" office:value-type="string">
            <text:p text:style-name="P2"><text:span text:style-name="T14">Insert</text:span> Junction <text:span text:style-name="T1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Release (id)</text:p>
          </table:table-cell>
          <table:table-cell table:style-name="Tabella2.B1" table:number-columns-spanned="3" office:value-type="string">
            <text:p text:style-name="P4">UC2, v0.3, 26/04/2026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2.B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2.B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15">Junction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2.B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2.B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2.B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2.7">
          <table:covered-table-cell table:style-name="Tabella2.B1"/>
          <table:table-cell table:style-name="Tabella2.B1" table:number-columns-spanned="2" office:value-type="string">
            <text:p text:style-name="P4">System</text:p>
          </table:table-cell>
          <table:covered-table-cell/>
          <table:table-cell table:style-name="Tabella2.B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2.B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2.B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2.10">
          <table:table-cell table:style-name="Tabella2.B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2.B1" table:number-columns-spanned="3" office:value-type="string">
            <text:p text:style-name="P7">A valid <text:span text:style-name="T16">Junction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2.B1" table:number-columns-spanned="3" office:value-type="string">
            <text:p text:style-name="P4">A valid <text:span text:style-name="T16">Junction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2.B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1</text:p>
          </table:table-cell>
          <table:table-cell table:style-name="Tabella2.B1" table:number-columns-spanned="2" office:value-type="string">
            <text:p text:style-name="P4">The system asks the user to insert:</text:p>
            <text:list text:continue-list="list2465632292" text:style-name="L1">
              <text:list-item>
                <text:p text:style-name="P8">The Junction’s name</text:p>
              </text:list-item>
            </text:list>
            <text:list text:style-name="L5">
              <text:list-item>
                <text:p text:style-name="P15">The Junction’s Coordinates</text:p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2</text:p>
          </table:table-cell>
          <table:table-cell table:style-name="Tabella2.B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3</text:p>
          </table:table-cell>
          <table:table-cell table:style-name="Tabella2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2.17">
          <table:covered-table-cell table:style-name="Tabella2.B1"/>
          <table:table-cell table:style-name="Tabella2.B16" office:value-type="string">
            <text:p text:style-name="P4">4</text:p>
          </table:table-cell>
          <table:table-cell table:style-name="Tabella2.B16" table:number-columns-spanned="2" office:value-type="string">
            <text:p text:style-name="P4">The <text:span text:style-name="T17">Junction is returned to the calling </text:span><text:span text:style-name="T18">subsystem</text:span></text:p>
          </table:table-cell>
          <table:covered-table-cell/>
        </table:table-row>
        <table:table-row table:style-name="Tabella2.7">
          <table:table-cell table:style-name="Tabella2.B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lternate 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<text:span text:style-name="T19">3</text:span>a</text:p>
          </table:table-cell>
          <table:table-cell table:style-name="Tabella2.B1" table:number-columns-spanned="2" office:value-type="string">
            <text:p text:style-name="P4">If any of the following are false:</text:p>
            <text:list text:continue-list="list3441511681" text:style-name="L3">
              <text:list-item>
                <text:p text:style-name="P11">The Junction’s name must be unique</text:p>
                <text:list>
                  <text:list-item>
                    <text:p text:style-name="P11">Also amongst Station Names</text:p>
                  </text:list-item>
                </text:list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1</text:p>
          </table:table-cell>
          <table:table-cell table:style-name="Tabella2.B16" table:number-columns-spanned="2" office:value-type="string">
            <text:p text:style-name="P4">Display an error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2</text:p>
          </table:table-cell>
          <table:table-cell table:style-name="Tabella2.B16" table:number-columns-spanned="2" office:value-type="string">
            <text:p text:style-name="P4">Go to step 1</text:p>
          </table:table-cell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2.B1" table:number-columns-spanned="3" office:value-type="string">
            <text:p text:style-name="P4">If <text:span text:style-name="T20">a base Junction is provided </text:span><text:span text:style-name="T21">by the calling subsystem</text:span></text:p>
            <text:list text:style-name="L6">
              <text:list-item>
                <text:p text:style-name="P16">Fields should be pre-populated <text:span text:style-name="T22">with the base Junction’s data</text:span>.</text:p>
              </text:list-item>
            </text:list>
          </table:table-cell>
          <table:covered-table-cell/>
          <table:covered-table-cell/>
        </table:table-row>
      </table:table>
      <text:p text:style-name="P17"/>
      <text:p text:style-name="P1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3.A1" table:number-columns-spanned="3" office:value-type="string">
            <text:p text:style-name="P19">Insert Line Data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3.A1" table:number-columns-spanned="3" office:value-type="string">
            <text:p text:style-name="P4">UC3, v0.3, 26/04/2026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3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3.A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23">Line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3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3.A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3.7">
          <table:table-cell table:style-name="Tabella3.A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3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3.8">
          <table:covered-table-cell table:style-name="Tabella3.A1"/>
          <table:table-cell table:style-name="Tabella3.A1" table:number-columns-spanned="2" office:value-type="string">
            <text:p text:style-name="P4">System</text:p>
          </table:table-cell>
          <table:covered-table-cell/>
          <table:table-cell table:style-name="Tabella3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3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3.A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3.10">
          <table:table-cell table:style-name="Tabella3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3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3.A1" table:number-columns-spanned="3" office:value-type="string">
            <text:p text:style-name="P4">A valid <text:span text:style-name="T24">Line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3.A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3.13">
          <table:table-cell table:style-name="Tabella3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3.14">
          <table:covered-table-cell table:style-name="Tabella3.A1"/>
          <table:table-cell table:style-name="Tabella3.A1" office:value-type="string">
            <text:p text:style-name="P4">1</text:p>
          </table:table-cell>
          <table:table-cell table:style-name="Tabella3.A1" table:number-columns-spanned="2" office:value-type="string">
            <text:p text:style-name="P4">The system asks the user to insert:</text:p>
            <text:list xml:id="list3682359713" text:style-name="L7">
              <text:list-item>
                <text:p text:style-name="P20">The Line’s origin Junction / Station</text:p>
              </text:list-item>
              <text:list-item>
                <text:p text:style-name="P20">The Line’s destination Junction / Station</text:p>
              </text:list-item>
              <text:list-item>
                <text:p text:style-name="P20">The Line’s number of tracks</text:p>
              </text:list-item>
              <text:list-item>
                <text:p text:style-name="P20">The Line’s length</text:p>
              </text:list-item>
              <text:list-item>
                <text:p text:style-name="P20">The Line’s maximum speed</text:p>
              </text:list-item>
            </text:list>
          </table:table-cell>
          <table:covered-table-cell/>
        </table:table-row>
        <table:table-row table:style-name="Tabella3.15">
          <table:covered-table-cell table:style-name="Tabella3.A1"/>
          <table:table-cell table:style-name="Tabella3.A1" office:value-type="string">
            <text:p text:style-name="P4">2</text:p>
          </table:table-cell>
          <table:table-cell table:style-name="Tabella3.A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3.16">
          <table:covered-table-cell table:style-name="Tabella3.A1"/>
          <table:table-cell table:style-name="Tabella3.B16" office:value-type="string">
            <text:p text:style-name="P4">3</text:p>
          </table:table-cell>
          <table:table-cell table:style-name="Tabella3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3.17">
          <table:covered-table-cell table:style-name="Tabella3.A1"/>
          <table:table-cell table:style-name="Tabella3.B16" office:value-type="string">
            <text:p text:style-name="P4">4</text:p>
          </table:table-cell>
          <table:table-cell table:style-name="Tabella3.B16" table:number-columns-spanned="2" office:value-type="string">
            <text:p text:style-name="P4">The system <text:span text:style-name="T25">returns the Line to the calling subsystem</text:span></text:p>
          </table:table-cell>
          <table:covered-table-cell/>
        </table:table-row>
        <table:table-row table:style-name="Tabella3.18">
          <table:table-cell table:style-name="Tabella3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3.19">
          <table:covered-table-cell table:style-name="Tabella3.A1"/>
          <table:table-cell table:style-name="Tabella3.A1" office:value-type="string">
            <text:p text:style-name="P4"><text:span text:style-name="T26">3</text:span>a</text:p>
          </table:table-cell>
          <table:table-cell table:style-name="Tabella3.A1" table:number-columns-spanned="2" office:value-type="string">
            <text:p text:style-name="P21">If any of the following conditions fail:</text:p>
            <text:list text:style-name="L8">
              <text:list-item>
                <text:p text:style-name="P22">The Line’s origin must exist</text:p>
              </text:list-item>
              <text:list-item>
                <text:p text:style-name="P22">The Line’s destination must exist</text:p>
              </text:list-item>
            </text:list>
          </table:table-cell>
          <table:covered-table-cell/>
        </table:table-row>
        <table:table-row table:style-name="Tabella3.20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1</text:span></text:p>
          </table:table-cell>
          <table:table-cell table:style-name="Tabella3.B16" table:number-columns-spanned="2" office:value-type="string">
            <text:p text:style-name="P23">Display an error</text:p>
          </table:table-cell>
          <table:covered-table-cell/>
        </table:table-row>
        <table:table-row table:style-name="Tabella3.21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2</text:span></text:p>
          </table:table-cell>
          <table:table-cell table:style-name="Tabella3.B16" table:number-columns-spanned="2" office:value-type="string">
            <text:p text:style-name="P23">Go to step 1</text:p>
          </table:table-cell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3.A1" table:number-columns-spanned="3" office:value-type="string">
            <text:p text:style-name="P4">If <text:span text:style-name="T28">a base L</text:span>ine is <text:span text:style-name="T28">provided </text:span><text:span text:style-name="T29">by the calling subsyste</text:span><text:span text:style-name="T30">m</text:span><text:span text:style-name="T29">,</text:span></text:p>
            <text:list text:style-name="L9">
              <text:list-item>
                <text:p text:style-name="P24">Fields should be pre-populated.</text:p>
              </text:list-item>
            </text:list>
          </table:table-cell>
          <table:covered-table-cell/>
          <table:covered-table-cell/>
        </table:table-row>
      </table:table>
      <text:p text:style-name="P17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1.A1" table:number-columns-spanned="3" office:value-type="string">
            <text:p text:style-name="P26">Create Station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1.A1" table:number-columns-spanned="3" office:value-type="string">
            <text:p text:style-name="P27">UC<text:span text:style-name="T31">4</text:span>, v0.3, 26/04/2026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1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1.4">
          <table:table-cell table:style-name="Tabella11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1.A1" table:number-columns-spanned="3" office:value-type="string">
            <text:p text:style-name="P27">Let the network manager <text:span text:style-name="T32">create</text:span> <text:span text:style-name="T32">Stations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1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1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1.7">
          <table:table-cell table:style-name="Tabella11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1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1.8">
          <table:covered-table-cell table:style-name="Tabella11.A1"/>
          <table:table-cell table:style-name="Tabella11.A1" table:number-columns-spanned="2" office:value-type="string">
            <text:p text:style-name="P27">Network Manager</text:p>
          </table:table-cell>
          <table:covered-table-cell/>
          <table:table-cell table:style-name="Tabella11.A1" office:value-type="string">
            <text:p text:style-name="P27">Wants to <text:span text:style-name="T32">create a Station</text:span></text:p>
          </table:table-cell>
        </table:table-row>
        <table:table-row table:style-name="Tabella11.9">
          <table:covered-table-cell table:style-name="Tabella11.A1"/>
          <table:table-cell table:style-name="Tabella11.B9" table:number-columns-spanned="2" office:value-type="string">
            <text:p text:style-name="P27">System</text:p>
          </table:table-cell>
          <table:covered-table-cell/>
          <table:table-cell table:style-name="Tabella11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1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1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1.11">
          <table:table-cell table:style-name="Tabella11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1.A1" table:number-columns-spanned="3" office:value-type="string">
            <text:p text:style-name="P27">A<text:span text:style-name="T32"> Station is registered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1.A1" table:number-columns-spanned="3" office:value-type="string">
            <text:p text:style-name="P27">A<text:span text:style-name="T32"> Station is registered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1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1.14">
          <table:table-cell table:style-name="Tabella11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1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1.15">
          <table:covered-table-cell table:style-name="Tabella11.A1"/>
          <table:table-cell table:style-name="Tabella11.A1" office:value-type="string">
            <text:p text:style-name="P28">1</text:p>
          </table:table-cell>
          <table:table-cell table:style-name="Tabella11.A1" table:number-columns-spanned="2" office:value-type="string">
            <text:p text:style-name="P28">Include(Insert Station Data)</text:p>
          </table:table-cell>
          <table:covered-table-cell/>
        </table:table-row>
        <table:table-row table:style-name="Tabella11.16">
          <table:covered-table-cell table:style-name="Tabella11.A1"/>
          <table:table-cell table:style-name="Tabella11.B9" office:value-type="string">
            <text:p text:style-name="P28">2</text:p>
          </table:table-cell>
          <table:table-cell table:style-name="Tabella11.B9" table:number-columns-spanned="2" office:value-type="string">
            <text:p text:style-name="P28">The system registers the Station</text:p>
          </table:table-cell>
          <table:covered-table-cell/>
        </table:table-row>
        <table:table-row table:style-name="Tabella11.17">
          <table:table-cell table:style-name="Tabella11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1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1.18">
          <table:covered-table-cell table:style-name="Tabella11.A1"/>
          <table:table-cell table:style-name="Tabella11.A1" office:value-type="string">
            <text:p text:style-name="P25">-</text:p>
          </table:table-cell>
          <table:table-cell table:style-name="Tabella11.A1" table:number-columns-spanned="2" office:value-type="string">
            <text:p text:style-name="P28">None</text:p>
          </table:table-cell>
          <table:covered-table-cell/>
        </table:table-row>
        <table:table-row table:style-name="Tabella11.19">
          <table:table-cell table:style-name="Tabella11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1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ella12.1">
          <table:table-cell table:style-name="Tabella12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2.A1" table:number-columns-spanned="3" office:value-type="string">
            <text:p text:style-name="P29"><text:span text:style-name="T32">Create </text:span>J<text:span text:style-name="T32">unction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2.A1" table:number-columns-spanned="3" office:value-type="string">
            <text:p text:style-name="P27">UC<text:span text:style-name="T31">5</text:span>, v0.3, 26/04/2026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2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2.4">
          <table:table-cell table:style-name="Tabella12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2.A1" table:number-columns-spanned="3" office:value-type="string">
            <text:p text:style-name="P27">Let the network manager <text:span text:style-name="T32">create</text:span> J<text:span text:style-name="T32">unctions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2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2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2.7">
          <table:table-cell table:style-name="Tabella12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2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2.8">
          <table:covered-table-cell table:style-name="Tabella12.A1"/>
          <table:table-cell table:style-name="Tabella12.A1" table:number-columns-spanned="2" office:value-type="string">
            <text:p text:style-name="P27">Network Manager</text:p>
          </table:table-cell>
          <table:covered-table-cell/>
          <table:table-cell table:style-name="Tabella12.A1" office:value-type="string">
            <text:p text:style-name="P27">Wants to <text:span text:style-name="T32">create a Junction</text:span></text:p>
          </table:table-cell>
        </table:table-row>
        <table:table-row table:style-name="Tabella12.9">
          <table:covered-table-cell table:style-name="Tabella12.A1"/>
          <table:table-cell table:style-name="Tabella12.B9" table:number-columns-spanned="2" office:value-type="string">
            <text:p text:style-name="P27">System</text:p>
          </table:table-cell>
          <table:covered-table-cell/>
          <table:table-cell table:style-name="Tabella12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2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2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2.11">
          <table:table-cell table:style-name="Tabella12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2.A1" table:number-columns-spanned="3" office:value-type="string">
            <text:p text:style-name="P27">A<text:span text:style-name="T32"> Junction is registered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2.A1" table:number-columns-spanned="3" office:value-type="string">
            <text:p text:style-name="P27">A<text:span text:style-name="T32"> Junction is registered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2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2.14">
          <table:table-cell table:style-name="Tabella12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2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2.15">
          <table:covered-table-cell table:style-name="Tabella12.A1"/>
          <table:table-cell table:style-name="Tabella12.A1" office:value-type="string">
            <text:p text:style-name="P28">1</text:p>
          </table:table-cell>
          <table:table-cell table:style-name="Tabella12.A1" table:number-columns-spanned="2" office:value-type="string">
            <text:p text:style-name="P28">Include(Insert Junction Data)</text:p>
          </table:table-cell>
          <table:covered-table-cell/>
        </table:table-row>
        <table:table-row table:style-name="Tabella12.16">
          <table:covered-table-cell table:style-name="Tabella12.A1"/>
          <table:table-cell table:style-name="Tabella12.B9" office:value-type="string">
            <text:p text:style-name="P28">2</text:p>
          </table:table-cell>
          <table:table-cell table:style-name="Tabella12.B9" table:number-columns-spanned="2" office:value-type="string">
            <text:p text:style-name="P28">The system registers the Junction</text:p>
          </table:table-cell>
          <table:covered-table-cell/>
        </table:table-row>
        <table:table-row table:style-name="Tabella12.17">
          <table:table-cell table:style-name="Tabella12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2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2.18">
          <table:covered-table-cell table:style-name="Tabella12.A1"/>
          <table:table-cell table:style-name="Tabella12.A1" office:value-type="string">
            <text:p text:style-name="P25">-</text:p>
          </table:table-cell>
          <table:table-cell table:style-name="Tabella12.A1" table:number-columns-spanned="2" office:value-type="string">
            <text:p text:style-name="P28">None</text:p>
          </table:table-cell>
          <table:covered-table-cell/>
        </table:table-row>
        <table:table-row table:style-name="Tabella12.19">
          <table:table-cell table:style-name="Tabella12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2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row table:style-name="Tabella13.1">
          <table:table-cell table:style-name="Tabella13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3.A1" table:number-columns-spanned="3" office:value-type="string">
            <text:p text:style-name="P29"><text:span text:style-name="T32">Create </text:span>L<text:span text:style-name="T32">ine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3.A1" table:number-columns-spanned="3" office:value-type="string">
            <text:p text:style-name="P27">UC<text:span text:style-name="T31">6</text:span>, v0.3, 26/04/2026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3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3.4">
          <table:table-cell table:style-name="Tabella13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3.A1" table:number-columns-spanned="3" office:value-type="string">
            <text:p text:style-name="P27">Let the network manager <text:span text:style-name="T32">create</text:span> L<text:span text:style-name="T32">ines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3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3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3.7">
          <table:table-cell table:style-name="Tabella13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3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3.8">
          <table:covered-table-cell table:style-name="Tabella13.A1"/>
          <table:table-cell table:style-name="Tabella13.A1" table:number-columns-spanned="2" office:value-type="string">
            <text:p text:style-name="P27">Network Manager</text:p>
          </table:table-cell>
          <table:covered-table-cell/>
          <table:table-cell table:style-name="Tabella13.A1" office:value-type="string">
            <text:p text:style-name="P27">Wants to <text:span text:style-name="T32">create a Line</text:span></text:p>
          </table:table-cell>
        </table:table-row>
        <table:table-row table:style-name="Tabella13.9">
          <table:covered-table-cell table:style-name="Tabella13.A1"/>
          <table:table-cell table:style-name="Tabella13.B9" table:number-columns-spanned="2" office:value-type="string">
            <text:p text:style-name="P27">System</text:p>
          </table:table-cell>
          <table:covered-table-cell/>
          <table:table-cell table:style-name="Tabella13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3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3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3.11">
          <table:table-cell table:style-name="Tabella13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3.A1" table:number-columns-spanned="3" office:value-type="string">
            <text:p text:style-name="P27">A<text:span text:style-name="T32"> Line is registered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3.A1" table:number-columns-spanned="3" office:value-type="string">
            <text:p text:style-name="P27">A<text:span text:style-name="T32"> Line is registered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3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3.14">
          <table:table-cell table:style-name="Tabella13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3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3.15">
          <table:covered-table-cell table:style-name="Tabella13.A1"/>
          <table:table-cell table:style-name="Tabella13.A1" office:value-type="string">
            <text:p text:style-name="P28">1</text:p>
          </table:table-cell>
          <table:table-cell table:style-name="Tabella13.A1" table:number-columns-spanned="2" office:value-type="string">
            <text:p text:style-name="P28">Include(Insert Line Data)</text:p>
          </table:table-cell>
          <table:covered-table-cell/>
        </table:table-row>
        <table:table-row table:style-name="Tabella13.16">
          <table:covered-table-cell table:style-name="Tabella13.A1"/>
          <table:table-cell table:style-name="Tabella13.B9" office:value-type="string">
            <text:p text:style-name="P28">2</text:p>
          </table:table-cell>
          <table:table-cell table:style-name="Tabella13.B9" table:number-columns-spanned="2" office:value-type="string">
            <text:p text:style-name="P28">The system registers the Line</text:p>
          </table:table-cell>
          <table:covered-table-cell/>
        </table:table-row>
        <table:table-row table:style-name="Tabella13.17">
          <table:table-cell table:style-name="Tabella13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3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3.18">
          <table:covered-table-cell table:style-name="Tabella13.A1"/>
          <table:table-cell table:style-name="Tabella13.A1" office:value-type="string">
            <text:p text:style-name="P25">-</text:p>
          </table:table-cell>
          <table:table-cell table:style-name="Tabella13.A1" table:number-columns-spanned="2" office:value-type="string">
            <text:p text:style-name="P28">None</text:p>
          </table:table-cell>
          <table:covered-table-cell/>
        </table:table-row>
        <table:table-row table:style-name="Tabella13.19">
          <table:table-cell table:style-name="Tabella13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3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ext:p text:style-name="P30"/>
      <text:p text:style-name="P3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32">Use case</text:p>
          </table:table-cell>
          <table:table-cell table:style-name="Tabella4.A1" table:number-columns-spanned="3" office:value-type="string">
            <text:p text:style-name="P32">Delete Station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2">Release (id)</text:p>
          </table:table-cell>
          <table:table-cell table:style-name="Tabella4.A1" table:number-columns-spanned="3" office:value-type="string">
            <text:p text:style-name="P33">UC<text:span text:style-name="T31">7</text:span>, v0.3, 26/04/2026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2">Context of Use</text:p>
          </table:table-cell>
          <table:table-cell table:style-name="Tabella4.A1" table:number-columns-spanned="3" office:value-type="string">
            <text:p text:style-name="P33">Network Management</text:p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32">Scope</text:p>
          </table:table-cell>
          <table:table-cell table:style-name="Tabella4.A1" table:number-columns-spanned="3" office:value-type="string">
            <text:p text:style-name="P33">Let the network manager delete stations in the networ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4">Level</text:p>
          </table:table-cell>
          <table:table-cell table:style-name="Tabella4.A1" table:number-columns-spanned="3" office:value-type="string">
            <text:p text:style-name="P33">Primary tas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2">Primary actor</text:p>
          </table:table-cell>
          <table:table-cell table:style-name="Tabella4.A1" table:number-columns-spanned="3" office:value-type="string">
            <text:p text:style-name="P33">Network Manager</text:p>
          </table:table-cell>
          <table:covered-table-cell/>
          <table:covered-table-cell/>
        </table:table-row>
        <table:table-row>
          <table:table-cell table:style-name="Tabella4.A1" table:number-rows-spanned="3" office:value-type="string">
            <text:p text:style-name="P35">Stakeholder &amp; interest</text:p>
          </table:table-cell>
          <table:table-cell table:style-name="Tabella4.A1" table:number-columns-spanned="2" office:value-type="string">
            <text:p text:style-name="P32">Stakeholder</text:p>
          </table:table-cell>
          <table:covered-table-cell/>
          <table:table-cell table:style-name="Tabella4.A1" office:value-type="string">
            <text:p text:style-name="P32">Interest</text:p>
          </table:table-cell>
        </table:table-row>
        <table:table-row>
          <table:covered-table-cell table:style-name="Tabella4.A1"/>
          <table:table-cell table:style-name="Tabella4.A1" table:number-columns-spanned="2" office:value-type="string">
            <text:p text:style-name="P33">Network Manager</text:p>
          </table:table-cell>
          <table:covered-table-cell/>
          <table:table-cell table:style-name="Tabella4.A1" office:value-type="string">
            <text:p text:style-name="P33">Wants to delete a station</text:p>
          </table:table-cell>
        </table:table-row>
        <table:table-row>
          <table:covered-table-cell table:style-name="Tabella4.A1"/>
          <table:table-cell table:style-name="Tabella4.B9" table:number-columns-spanned="2" office:value-type="string">
            <text:p text:style-name="P36">System</text:p>
          </table:table-cell>
          <table:covered-table-cell/>
          <table:table-cell table:style-name="Tabella4.B9" office:value-type="string">
            <text:p text:style-name="P37">Manages the user interface, the database and their interactions</text:p>
          </table:table-cell>
        </table:table-row>
        <table:table-row>
          <table:table-cell table:style-name="Tabella4.A1" office:value-type="string">
            <text:p text:style-name="P32">Preconditions</text:p>
          </table:table-cell>
          <table:table-cell table:style-name="Tabella4.A1" table:number-columns-spanned="3" office:value-type="string">
            <text:p text:style-name="P38">The Network Manager is authenticated</text:p>
          </table:table-cell>
          <table:covered-table-cell/>
          <table:covered-table-cell/>
        </table:table-row>
        <table:table-row table:style-name="Tabella4.11">
          <table:table-cell table:style-name="Tabella4.A1" office:value-type="string">
            <text:p text:style-name="P32">Minimal Guarantees</text:p>
          </table:table-cell>
          <table:table-cell table:style-name="Tabella4.A1" table:number-columns-spanned="3" office:value-type="string">
            <text:p text:style-name="P33">None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5">Success Guarantees</text:p>
          </table:table-cell>
          <table:table-cell table:style-name="Tabella4.A1" table:number-columns-spanned="3" office:value-type="string">
            <text:p text:style-name="P39">A station and it’s connected lines (if any) are deleted</text:p>
          </table:table-cell>
          <table:covered-table-cell/>
          <table:covered-table-cell/>
        </table:table-row>
        <table:table-row table:style-name="Tabella4.13">
          <table:table-cell table:style-name="Tabella4.A13" office:value-type="string">
            <text:p text:style-name="P35">Trigger</text:p>
          </table:table-cell>
          <table:table-cell table:style-name="Tabella4.A1" table:number-columns-spanned="3" office:value-type="string">
            <text:p text:style-name="P39">The Network Manager selects a line for deletion.</text:p>
          </table:table-cell>
          <table:covered-table-cell/>
          <table:covered-table-cell/>
        </table:table-row>
        <table:table-row table:style-name="Tabella4.14">
          <table:table-cell table:style-name="Tabella4.A14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4.15">
          <table:covered-table-cell table:style-name="Tabella4.A14"/>
          <table:table-cell table:style-name="Tabella4.A14" office:value-type="string">
            <text:p text:style-name="P4">1</text:p>
          </table:table-cell>
          <table:table-cell table:style-name="Tabella4.A14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4.16">
          <table:covered-table-cell table:style-name="Tabella4.A14"/>
          <table:table-cell table:style-name="Tabella4.B16" office:value-type="string">
            <text:p text:style-name="P4">2</text:p>
          </table:table-cell>
          <table:table-cell table:style-name="Tabella4.B16" table:number-columns-spanned="2" office:value-type="string">
            <text:p text:style-name="P4">The system checks if any Service is using this station</text:p>
          </table:table-cell>
          <table:covered-table-cell/>
        </table:table-row>
        <table:table-row table:style-name="Tabella4.17">
          <table:covered-table-cell table:style-name="Tabella4.A14"/>
          <table:table-cell table:style-name="Tabella4.A14" office:value-type="string">
            <text:p text:style-name="P23">3</text:p>
          </table:table-cell>
          <table:table-cell table:style-name="Tabella4.A14" table:number-columns-spanned="2" office:value-type="string">
            <text:p text:style-name="P23">The system checks If any Line connects to this station</text:p>
          </table:table-cell>
          <table:covered-table-cell/>
        </table:table-row>
        <table:table-row table:style-name="Tabella4.18">
          <table:covered-table-cell table:style-name="Tabella4.A14"/>
          <table:table-cell table:style-name="Tabella4.B16" office:value-type="string">
            <text:p text:style-name="P4">4</text:p>
          </table:table-cell>
          <table:table-cell table:style-name="Tabella4.B16" table:number-columns-spanned="2" office:value-type="string">
            <text:p text:style-name="P4">The station is deleted</text:p>
          </table:table-cell>
          <table:covered-table-cell/>
        </table:table-row>
        <table:table-row table:style-name="Tabella4.19">
          <table:table-cell table:style-name="Tabella4.A14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4.20">
          <table:covered-table-cell table:style-name="Tabella4.A14"/>
          <table:table-cell table:style-name="Tabella4.A14" office:value-type="string">
            <text:p text:style-name="P4">2a</text:p>
          </table:table-cell>
          <table:table-cell table:style-name="Tabella4.A14" table:number-columns-spanned="2" office:value-type="string">
            <text:p text:style-name="P21">If any service is scheduled to use this station</text:p>
          </table:table-cell>
          <table:covered-table-cell/>
        </table:table-row>
        <table:table-row table:style-name="Tabella4.21">
          <table:covered-table-cell table:style-name="Tabella4.A14"/>
          <table:table-cell table:style-name="Tabella4.B16" office:value-type="string">
            <text:p text:style-name="P4">2a.<text:span text:style-name="T33">1</text:span></text:p>
          </table:table-cell>
          <table:table-cell table:style-name="Tabella4.B16" table:number-columns-spanned="2" office:value-type="string">
            <text:p text:style-name="P23">Then display an error informing the user that the station cannot be deleted as it is in use</text:p>
          </table:table-cell>
          <table:covered-table-cell/>
        </table:table-row>
        <table:table-row table:style-name="Tabella4.22">
          <table:covered-table-cell table:style-name="Tabella4.A14"/>
          <table:table-cell table:style-name="Tabella4.B16" office:value-type="string">
            <text:p text:style-name="P40">2a.2</text:p>
          </table:table-cell>
          <table:table-cell table:style-name="Tabella4.B16" table:number-columns-spanned="2" office:value-type="string">
            <text:p text:style-name="P41">End</text:p>
          </table:table-cell>
          <table:covered-table-cell/>
        </table:table-row>
        <table:table-row table:style-name="Tabella4.23">
          <table:covered-table-cell table:style-name="Tabella4.A14"/>
          <table:table-cell table:style-name="Tabella4.B16" office:value-type="string">
            <text:p text:style-name="P4">3a</text:p>
          </table:table-cell>
          <table:table-cell table:style-name="Tabella4.B16" table:number-columns-spanned="2" office:value-type="string">
            <text:p text:style-name="P21">If any line is connected to the junction</text:p>
          </table:table-cell>
          <table:covered-table-cell/>
        </table:table-row>
        <table:table-row table:style-name="Tabella4.24">
          <table:covered-table-cell table:style-name="Tabella4.A14"/>
          <table:table-cell table:style-name="Tabella4.B16" office:value-type="string">
            <text:p text:style-name="P4">3a<text:span text:style-name="T34">.</text:span><text:span text:style-name="T27">1</text:span></text:p>
          </table:table-cell>
          <table:table-cell table:style-name="Tabella4.B16" table:number-columns-spanned="2" office:value-type="string">
            <text:p text:style-name="P21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ella4.25">
          <table:covered-table-cell table:style-name="Tabella4.A14"/>
          <table:table-cell table:style-name="Tabella4.B16" office:value-type="string">
            <text:p text:style-name="P4">3a.<text:span text:style-name="T33">2</text:span></text:p>
          </table:table-cell>
          <table:table-cell table:style-name="Tabella4.B16" table:number-columns-spanned="2" office:value-type="string">
            <text:p text:style-name="P23">Cascade the deletion to the connected lines</text:p>
          </table:table-cell>
          <table:covered-table-cell/>
        </table:table-row>
        <table:table-row>
          <table:table-cell table:style-name="Tabella4.A14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4.A14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4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5.A1" table:number-columns-spanned="3" office:value-type="string">
            <text:p text:style-name="P2">Delete Junction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5.A1" table:number-columns-spanned="3" office:value-type="string">
            <text:p text:style-name="P4">UC<text:span text:style-name="T31">8</text:span>, v0.3, 26/04/2026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5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5.4">
          <table:table-cell table:style-name="Tabella5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5.A1" table:number-columns-spanned="3" office:value-type="string">
            <text:p text:style-name="P4">Let the network manager Delete junctions in the networ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5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5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5.7">
          <table:table-cell table:style-name="Tabella5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5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5.8">
          <table:covered-table-cell table:style-name="Tabella5.A1"/>
          <table:table-cell table:style-name="Tabella5.A1" table:number-columns-spanned="2" office:value-type="string">
            <text:p text:style-name="P4">Network Manager</text:p>
          </table:table-cell>
          <table:covered-table-cell/>
          <table:table-cell table:style-name="Tabella5.A1" office:value-type="string">
            <text:p text:style-name="P4">Wants to delete a junction</text:p>
          </table:table-cell>
        </table:table-row>
        <table:table-row table:style-name="Tabella5.9">
          <table:covered-table-cell table:style-name="Tabella5.A1"/>
          <table:table-cell table:style-name="Tabella5.B9" table:number-columns-spanned="2" office:value-type="string">
            <text:p text:style-name="P4">System</text:p>
          </table:table-cell>
          <table:covered-table-cell/>
          <table:table-cell table:style-name="Tabella5.B9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5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5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5.11">
          <table:table-cell table:style-name="Tabella5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5.A1" table:number-columns-spanned="3" office:value-type="string">
            <text:p text:style-name="P4">A junction and it’s connected lines (if any) are deleted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5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5.14">
          <table:table-cell table:style-name="Tabella5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5.15">
          <table:covered-table-cell table:style-name="Tabella5.A1"/>
          <table:table-cell table:style-name="Tabella5.A1" office:value-type="string">
            <text:p text:style-name="P4">1</text:p>
          </table:table-cell>
          <table:table-cell table:style-name="Tabella5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5.16">
          <table:covered-table-cell table:style-name="Tabella5.A1"/>
          <table:table-cell table:style-name="Tabella5.B9" office:value-type="string">
            <text:p text:style-name="P4">2</text:p>
          </table:table-cell>
          <table:table-cell table:style-name="Tabella5.B9" table:number-columns-spanned="2" office:value-type="string">
            <text:p text:style-name="P4">The system checks if any Service is using this junction</text:p>
          </table:table-cell>
          <table:covered-table-cell/>
        </table:table-row>
        <table:table-row table:style-name="Tabella5.17">
          <table:covered-table-cell table:style-name="Tabella5.A1"/>
          <table:table-cell table:style-name="Tabella5.A1" office:value-type="string">
            <text:p text:style-name="P23">3</text:p>
          </table:table-cell>
          <table:table-cell table:style-name="Tabella5.A1" table:number-columns-spanned="2" office:value-type="string">
            <text:p text:style-name="P23">The system checks If any Line connects to the junction</text:p>
          </table:table-cell>
          <table:covered-table-cell/>
        </table:table-row>
        <table:table-row table:style-name="Tabella5.18">
          <table:covered-table-cell table:style-name="Tabella5.A1"/>
          <table:table-cell table:style-name="Tabella5.B9" office:value-type="string">
            <text:p text:style-name="P4">4</text:p>
          </table:table-cell>
          <table:table-cell table:style-name="Tabella5.B9" table:number-columns-spanned="2" office:value-type="string">
            <text:p text:style-name="P4">The junction is deleted</text:p>
          </table:table-cell>
          <table:covered-table-cell/>
        </table:table-row>
        <table:table-row table:style-name="Tabella5.19">
          <table:table-cell table:style-name="Tabella5.A1" table:number-rows-spanned="10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5.20">
          <table:covered-table-cell table:style-name="Tabella5.A1"/>
          <table:table-cell table:style-name="Tabella5.A1" office:value-type="string">
            <text:p text:style-name="P4">2a</text:p>
          </table:table-cell>
          <table:table-cell table:style-name="Tabella5.A1" table:number-columns-spanned="2" office:value-type="string">
            <text:p text:style-name="P21">If any service is scheduled to use the junction</text:p>
          </table:table-cell>
          <table:covered-table-cell/>
        </table:table-row>
        <table:table-row table:style-name="Tabella5.21">
          <table:covered-table-cell table:style-name="Tabella5.A1"/>
          <table:table-cell table:style-name="Tabella5.B9" office:value-type="string">
            <text:p text:style-name="P4">2a<text:span text:style-name="T35">.</text:span><text:span text:style-name="T27">1</text:span></text:p>
          </table:table-cell>
          <table:table-cell table:style-name="Tabella5.B9" table:number-columns-spanned="2" office:value-type="string">
            <text:p text:style-name="P23">Then display a warning that informs the user of the impacted service(s), allowing them to <text:span text:style-name="T36">chose to</text:span> continue or abort the deletion.</text:p>
          </table:table-cell>
          <table:covered-table-cell/>
        </table:table-row>
        <table:table-row table:style-name="Tabella5.22">
          <table:covered-table-cell table:style-name="Tabella5.A1"/>
          <table:table-cell table:style-name="Tabella5.B9" office:value-type="string">
            <text:p text:style-name="P43">2a<text:span text:style-name="T27">.1.1</text:span></text:p>
          </table:table-cell>
          <table:table-cell table:style-name="Tabella5.B9" table:number-columns-spanned="2" office:value-type="string">
            <text:p text:style-name="P44">If they chose to continue, End</text:p>
          </table:table-cell>
          <table:covered-table-cell/>
        </table:table-row>
        <table:table-row table:style-name="Tabella5.23">
          <table:covered-table-cell table:style-name="Tabella5.A1"/>
          <table:table-cell table:style-name="Tabella5.B9" office:value-type="string">
            <text:p text:style-name="P43">2a<text:span text:style-name="T27">.1.2</text:span></text:p>
          </table:table-cell>
          <table:table-cell table:style-name="Tabella5.B9" table:number-columns-spanned="2" office:value-type="string">
            <text:p text:style-name="P44">Else Go to step 3</text:p>
          </table:table-cell>
          <table:covered-table-cell/>
        </table:table-row>
        <table:table-row table:style-name="Tabella5.24">
          <table:covered-table-cell table:style-name="Tabella5.A1"/>
          <table:table-cell table:style-name="Tabella5.B9" office:value-type="string">
            <text:p text:style-name="P4">3a</text:p>
          </table:table-cell>
          <table:table-cell table:style-name="Tabella5.B9" table:number-columns-spanned="2" office:value-type="string">
            <text:p text:style-name="P21">If any line is connected to the junction</text:p>
          </table:table-cell>
          <table:covered-table-cell/>
        </table:table-row>
        <table:table-row table:style-name="Tabella5.25">
          <table:covered-table-cell table:style-name="Tabella5.A1"/>
          <table:table-cell table:style-name="Tabella5.B9" office:value-type="string">
            <text:p text:style-name="P4">3a<text:span text:style-name="T27">.1</text:span></text:p>
          </table:table-cell>
          <table:table-cell table:style-name="Tabella5.B9" table:number-columns-spanned="2" office:value-type="string">
            <text:p text:style-name="P21">Then display a warning that informs the user of the lines that will subsequently be deleted and allows them to <text:span text:style-name="T36">chose to </text:span>continue or abort the deletion.</text:p>
          </table:table-cell>
          <table:covered-table-cell/>
        </table:table-row>
        <table:table-row table:style-name="Tabella5.26">
          <table:covered-table-cell table:style-name="Tabella5.A1"/>
          <table:table-cell table:style-name="Tabella5.B9" office:value-type="string">
            <text:p text:style-name="P43">3a<text:span text:style-name="T27">.2</text:span></text:p>
          </table:table-cell>
          <table:table-cell table:style-name="Tabella5.B9" table:number-columns-spanned="2" office:value-type="string">
            <text:p text:style-name="P44">If they chose to continue</text:p>
          </table:table-cell>
          <table:covered-table-cell/>
        </table:table-row>
        <table:table-row table:style-name="Tabella5.27">
          <table:covered-table-cell table:style-name="Tabella5.A1"/>
          <table:table-cell table:style-name="Tabella5.B9" office:value-type="string">
            <text:p text:style-name="P4">3a<text:span text:style-name="T27">.2.1</text:span></text:p>
          </table:table-cell>
          <table:table-cell table:style-name="Tabella5.B9" table:number-columns-spanned="2" office:value-type="string">
            <text:p text:style-name="P23"><text:span text:style-name="T37">Th</text:span><text:span text:style-name="T38">e</text:span><text:span text:style-name="T37">n </text:span>Cascade the deletion to the connected lines</text:p>
          </table:table-cell>
          <table:covered-table-cell/>
        </table:table-row>
        <table:table-row table:style-name="Tabella5.28">
          <table:covered-table-cell table:style-name="Tabella5.A1"/>
          <table:table-cell table:style-name="Tabella5.B9" office:value-type="string">
            <text:p text:style-name="P43">3a<text:span text:style-name="T27">.2.2</text:span></text:p>
          </table:table-cell>
          <table:table-cell table:style-name="Tabella5.B9" table:number-columns-spanned="2" office:value-type="string">
            <text:p text:style-name="P44">Else, End</text:p>
          </table:table-cell>
          <table:covered-table-cell/>
        </table:table-row>
        <text:soft-page-break/>
        <table:table-row table:style-name="Tabella5.29">
          <table:table-cell table:style-name="Tabella5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6.A1" table:number-columns-spanned="3" office:value-type="string">
            <text:p text:style-name="P2">Delete Li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6.A1" table:number-columns-spanned="3" office:value-type="string">
            <text:p text:style-name="P4">UC<text:span text:style-name="T31">9</text:span>, v0.3, 26/04/2026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6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6.A1" table:number-columns-spanned="3" office:value-type="string">
            <text:p text:style-name="P4">Let the network manager Delete lines in the networ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6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6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6.7">
          <table:table-cell table:style-name="Tabella6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6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6.8">
          <table:covered-table-cell table:style-name="Tabella6.A1"/>
          <table:table-cell table:style-name="Tabella6.B8" table:number-columns-spanned="2" office:value-type="string">
            <text:p text:style-name="P4">Network Manager</text:p>
          </table:table-cell>
          <table:covered-table-cell/>
          <table:table-cell table:style-name="Tabella6.B8" office:value-type="string">
            <text:p text:style-name="P4">Wants to delete a Line</text:p>
          </table:table-cell>
        </table:table-row>
        <table:table-row table:style-name="Tabella6.9">
          <table:covered-table-cell table:style-name="Tabella6.A1"/>
          <table:table-cell table:style-name="Tabella6.B8" table:number-columns-spanned="2" office:value-type="string">
            <text:p text:style-name="P4">System</text:p>
          </table:table-cell>
          <table:covered-table-cell/>
          <table:table-cell table:style-name="Tabella6.B8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6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6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6.11">
          <table:table-cell table:style-name="Tabella6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6.A1" table:number-columns-spanned="3" office:value-type="string">
            <text:p text:style-name="P4">A valid Line is deleted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6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6.14">
          <table:table-cell table:style-name="Tabella6.A1" table:number-rows-spanned="4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6.15">
          <table:covered-table-cell table:style-name="Tabella6.A1"/>
          <table:table-cell table:style-name="Tabella6.A1" office:value-type="string">
            <text:p text:style-name="P4">1</text:p>
          </table:table-cell>
          <table:table-cell table:style-name="Tabella6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6.16">
          <table:covered-table-cell table:style-name="Tabella6.A1"/>
          <table:table-cell table:style-name="Tabella6.A1" office:value-type="string">
            <text:p text:style-name="P4">2</text:p>
          </table:table-cell>
          <table:table-cell table:style-name="Tabella6.A1" table:number-columns-spanned="2" office:value-type="string">
            <text:p text:style-name="P4">The system checks if any Service is scheduled to use the Line</text:p>
          </table:table-cell>
          <table:covered-table-cell/>
        </table:table-row>
        <table:table-row table:style-name="Tabella6.17">
          <table:covered-table-cell table:style-name="Tabella6.A1"/>
          <table:table-cell table:style-name="Tabella6.B8" office:value-type="string">
            <text:p text:style-name="P4">3</text:p>
          </table:table-cell>
          <table:table-cell table:style-name="Tabella6.B8" table:number-columns-spanned="2" office:value-type="string">
            <text:p text:style-name="P4">The line is deleted</text:p>
          </table:table-cell>
          <table:covered-table-cell/>
        </table:table-row>
        <table:table-row table:style-name="Tabella6.18">
          <table:table-cell table:style-name="Tabella6.A1" table:number-rows-spanned="6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6.19">
          <table:covered-table-cell table:style-name="Tabella6.A1"/>
          <table:table-cell table:style-name="Tabella6.A1" office:value-type="string">
            <text:p text:style-name="P4">2a</text:p>
          </table:table-cell>
          <table:table-cell table:style-name="Tabella6.A1" table:number-columns-spanned="2" office:value-type="string">
            <text:p text:style-name="P21">If any service is scheduled to use the line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4">2a<text:span text:style-name="T39">.</text:span><text:span text:style-name="T40">1</text:span></text:p>
          </table:table-cell>
          <table:table-cell table:style-name="Tabella6.B8" table:number-columns-spanned="2" office:value-type="string">
            <text:p text:style-name="P23">Then display a warning that informs the user of the impacted service(s), allowing them to <text:span text:style-name="T36">chose to </text:span>continue or abort the deletion.</text:p>
          </table:table-cell>
          <table:covered-table-cell/>
        </table:table-row>
        <table:table-row table:style-name="Tabella6.21">
          <table:covered-table-cell table:style-name="Tabella6.A1"/>
          <table:table-cell table:style-name="Tabella6.B8" office:value-type="string">
            <text:p text:style-name="P43">2a<text:span text:style-name="T39">.</text:span><text:span text:style-name="T40">2</text:span></text:p>
          </table:table-cell>
          <table:table-cell table:style-name="Tabella6.B8" table:number-columns-spanned="2" office:value-type="string">
            <text:p text:style-name="P44">If they chose to continue</text:p>
          </table:table-cell>
          <table:covered-table-cell/>
        </table:table-row>
        <table:table-row table:style-name="Tabella6.22">
          <table:covered-table-cell table:style-name="Tabella6.A1"/>
          <table:table-cell table:style-name="Tabella6.B8" office:value-type="string">
            <text:p text:style-name="P45">2a.<text:span text:style-name="T40">2</text:span>.1</text:p>
          </table:table-cell>
          <table:table-cell table:style-name="Tabella6.B8" table:number-columns-spanned="2" office:value-type="string">
            <text:p text:style-name="P46">Go to step 3</text:p>
          </table:table-cell>
          <table:covered-table-cell/>
        </table:table-row>
        <table:table-row table:style-name="Tabella6.23">
          <table:covered-table-cell table:style-name="Tabella6.A1"/>
          <table:table-cell table:style-name="Tabella6.B8" office:value-type="string">
            <text:p text:style-name="P43">2a<text:span text:style-name="T39">.</text:span><text:span text:style-name="T40">2</text:span><text:span text:style-name="T27">.2</text:span></text:p>
          </table:table-cell>
          <table:table-cell table:style-name="Tabella6.B8" table:number-columns-spanned="2" office:value-type="string">
            <text:p text:style-name="P44"><text:span text:style-name="T27">Else,</text:span> End</text:p>
          </table:table-cell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7.A1" table:number-columns-spanned="3" office:value-type="string">
            <text:p text:style-name="P2">Defining a Train Typ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7.A1" table:number-columns-spanned="3" office:value-type="string">
            <text:p text:style-name="P4">UC<text:span text:style-name="T31">10</text:span>, v0.3, 30/04/2026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7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7.A1" table:number-columns-spanned="3" office:value-type="string">
            <text:p text:style-name="P4">Let a Train Company register one of their trains for use in services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7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7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7.7">
          <table:table-cell table:style-name="Tabella7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7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7.8">
          <table:covered-table-cell table:style-name="Tabella7.A1"/>
          <table:table-cell table:style-name="Tabella7.A1" table:number-columns-spanned="2" office:value-type="string">
            <text:p text:style-name="P4">Train Company</text:p>
          </table:table-cell>
          <table:covered-table-cell/>
          <table:table-cell table:style-name="Tabella7.A1" office:value-type="string">
            <text:p text:style-name="P4">Wants to register one of their trains</text:p>
          </table:table-cell>
        </table:table-row>
        <table:table-row table:style-name="Tabella7.9">
          <table:covered-table-cell table:style-name="Tabella7.A1"/>
          <table:table-cell table:style-name="Tabella7.A1" table:number-columns-spanned="2" office:value-type="string">
            <text:p text:style-name="P4">System</text:p>
          </table:table-cell>
          <table:covered-table-cell/>
          <table:table-cell table:style-name="Tabella7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7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7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7.11">
          <table:table-cell table:style-name="Tabella7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7.A1" table:number-columns-spanned="3" office:value-type="string">
            <text:p text:style-name="P4">A train type is registered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7.A1" table:number-columns-spanned="3" office:value-type="string">
            <text:p text:style-name="P4">The Train Company initiates the creation of a Train Type.</text:p>
          </table:table-cell>
          <table:covered-table-cell/>
          <table:covered-table-cell/>
        </table:table-row>
        <table:table-row table:style-name="Tabella7.14">
          <table:table-cell table:style-name="Tabella7.A1" table:number-rows-spanned="5" office:value-type="string">
            <text:p text:style-name="P2">Description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7.15">
          <table:covered-table-cell table:style-name="Tabella7.A1"/>
          <table:table-cell table:style-name="Tabella7.A1" office:value-type="string">
            <text:p text:style-name="P4">1</text:p>
          </table:table-cell>
          <table:table-cell table:style-name="Tabella7.A1" table:number-columns-spanned="2" office:value-type="string">
            <text:p text:style-name="P4">The Train Company initiates the creation of a Train Type.</text:p>
          </table:table-cell>
          <table:covered-table-cell/>
        </table:table-row>
        <table:table-row table:style-name="Tabella7.16">
          <table:covered-table-cell table:style-name="Tabella7.A1"/>
          <table:table-cell table:style-name="Tabella7.A1" office:value-type="string">
            <text:p text:style-name="P4">2</text:p>
          </table:table-cell>
          <table:table-cell table:style-name="Tabella7.A1" table:number-columns-spanned="2" office:value-type="string">
            <text:p text:style-name="P4">The system asks the user to insert:</text:p>
            <text:list text:continue-list="list3682359713" text:style-name="L7">
              <text:list-item>
                <text:p text:style-name="P20">The Train Type’s identifier</text:p>
              </text:list-item>
              <text:list-item>
                <text:p text:style-name="P20">The Train Type’s max speed</text:p>
              </text:list-item>
              <text:list-item>
                <text:p text:style-name="P20">The Train Type’s type (Cargo / Passenger)</text:p>
              </text:list-item>
              <text:list-item>
                <text:p text:style-name="P47">If Passenger</text:p>
                <text:list>
                  <text:list-item>
                    <text:p text:style-name="P47">The Train Type’s seated Capacity</text:p>
                  </text:list-item>
                  <text:list-item>
                    <text:p text:style-name="P47">The Train Type’s standing Capacity</text:p>
                  </text:list-item>
                </text:list>
              </text:list-item>
            </text:list>
          </table:table-cell>
          <table:covered-table-cell/>
        </table:table-row>
        <table:table-row table:style-name="Tabella7.17">
          <table:covered-table-cell table:style-name="Tabella7.A1"/>
          <table:table-cell table:style-name="Tabella7.A1" office:value-type="string">
            <text:p text:style-name="P4">3</text:p>
          </table:table-cell>
          <table:table-cell table:style-name="Tabella7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7.18">
          <table:covered-table-cell table:style-name="Tabella7.A1"/>
          <table:table-cell table:style-name="Tabella7.B18" office:value-type="string">
            <text:p text:style-name="P4">4</text:p>
          </table:table-cell>
          <table:table-cell table:style-name="Tabella7.B18" table:number-columns-spanned="2" office:value-type="string">
            <text:p text:style-name="P4">The train is registered.</text:p>
          </table:table-cell>
          <table:covered-table-cell/>
        </table:table-row>
        <table:table-row table:style-name="Tabella7.19">
          <table:table-cell table:style-name="Tabella7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7.20">
          <table:covered-table-cell table:style-name="Tabella7.A1"/>
          <table:table-cell table:style-name="Tabella7.A1" office:value-type="string">
            <text:p text:style-name="P4">3a</text:p>
          </table:table-cell>
          <table:table-cell table:style-name="Tabella7.A1" table:number-columns-spanned="2" office:value-type="string">
            <text:p text:style-name="P21">If the Train Type identifier is not unique</text:p>
          </table:table-cell>
          <table:covered-table-cell/>
        </table:table-row>
        <table:table-row table:style-name="Tabella7.21">
          <table:covered-table-cell table:style-name="Tabella7.A1"/>
          <table:table-cell table:style-name="Tabella7.B18" office:value-type="string">
            <text:p text:style-name="P4">3a<text:span text:style-name="T41">.</text:span><text:span text:style-name="T40">1</text:span></text:p>
          </table:table-cell>
          <table:table-cell table:style-name="Tabella7.B18" table:number-columns-spanned="2" office:value-type="string">
            <text:p text:style-name="P23">Then display an error informing the user.</text:p>
          </table:table-cell>
          <table:covered-table-cell/>
        </table:table-row>
        <table:table-row table:style-name="Tabella7.22">
          <table:covered-table-cell table:style-name="Tabella7.A1"/>
          <table:table-cell table:style-name="Tabella7.B18" office:value-type="string">
            <text:p text:style-name="P4">3a<text:span text:style-name="T41">.</text:span><text:span text:style-name="T40">2</text:span></text:p>
          </table:table-cell>
          <table:table-cell table:style-name="Tabella7.B18" table:number-columns-spanned="2" office:value-type="string">
            <text:p text:style-name="P23">Return to step 2</text:p>
          </table:table-cell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8.A1" table:number-columns-spanned="3" office:value-type="string">
            <text:p text:style-name="P2">Registering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8.A1" table:number-columns-spanned="3" office:value-type="string">
            <text:p text:style-name="P4">UC8, v0.4, 03/05/2026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8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8.A1" table:number-columns-spanned="3" office:value-type="string">
            <text:p text:style-name="P4">Let a Train Company register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8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8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8.7">
          <table:table-cell table:style-name="Tabella8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8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8.8">
          <table:covered-table-cell table:style-name="Tabella8.A1"/>
          <table:table-cell table:style-name="Tabella8.A1" table:number-columns-spanned="2" office:value-type="string">
            <text:p text:style-name="P4">Train Company</text:p>
          </table:table-cell>
          <table:covered-table-cell/>
          <table:table-cell table:style-name="Tabella8.A1" office:value-type="string">
            <text:p text:style-name="P4">Wants to register a service Type</text:p>
          </table:table-cell>
        </table:table-row>
        <table:table-row table:style-name="Tabella8.9">
          <table:covered-table-cell table:style-name="Tabella8.A1"/>
          <table:table-cell table:style-name="Tabella8.A1" table:number-columns-spanned="2" office:value-type="string">
            <text:p text:style-name="P4">System</text:p>
          </table:table-cell>
          <table:covered-table-cell/>
          <table:table-cell table:style-name="Tabella8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8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8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8.11">
          <table:table-cell table:style-name="Tabella8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8.A1" table:number-columns-spanned="3" office:value-type="string">
            <text:p text:style-name="P4">A service is registered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8.A1" table:number-columns-spanned="3" office:value-type="string">
            <text:p text:style-name="P4">The Train Company initiates the creation of a Service Type.</text:p>
          </table:table-cell>
          <table:covered-table-cell/>
          <table:covered-table-cell/>
        </table:table-row>
        <table:table-row table:style-name="Tabella8.14">
          <table:table-cell table:style-name="Tabella8.A1" table:number-rows-spanned="7" office:value-type="string">
            <text:p text:style-name="P2">Description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8.15">
          <table:covered-table-cell table:style-name="Tabella8.A1"/>
          <table:table-cell table:style-name="Tabella8.A1" office:value-type="string">
            <text:p text:style-name="P4">1</text:p>
          </table:table-cell>
          <table:table-cell table:style-name="Tabella8.A1" table:number-columns-spanned="2" office:value-type="string">
            <text:p text:style-name="P4">The Train Company initiates the creation of a Service Type</text:p>
          </table:table-cell>
          <table:covered-table-cell/>
        </table:table-row>
        <table:table-row table:style-name="Tabella8.16">
          <table:covered-table-cell table:style-name="Tabella8.A1"/>
          <table:table-cell table:style-name="Tabella8.A1" office:value-type="string">
            <text:p text:style-name="P4">2</text:p>
          </table:table-cell>
          <table:table-cell table:style-name="Tabella8.A1" table:number-columns-spanned="2" office:value-type="string">
            <text:p text:style-name="P4">The system shows a list of registered Train Types.</text:p>
          </table:table-cell>
          <table:covered-table-cell/>
        </table:table-row>
        <table:table-row table:style-name="Tabella8.17">
          <table:covered-table-cell table:style-name="Tabella8.A1"/>
          <table:table-cell table:style-name="Tabella8.A1" office:value-type="string">
            <text:p text:style-name="P4">3</text:p>
          </table:table-cell>
          <table:table-cell table:style-name="Tabella8.A1" table:number-columns-spanned="2" office:value-type="string">
            <text:p text:style-name="P4">The system asks the user to select an existing or create a new Train Type.</text:p>
          </table:table-cell>
          <table:covered-table-cell/>
        </table:table-row>
        <table:table-row table:style-name="Tabella8.18">
          <table:covered-table-cell table:style-name="Tabella8.A1"/>
          <table:table-cell table:style-name="Tabella8.A1" office:value-type="string">
            <text:p text:style-name="P4">4</text:p>
          </table:table-cell>
          <table:table-cell table:style-name="Tabella8.A1" table:number-columns-spanned="2" office:value-type="string">
            <text:p text:style-name="P4">The system asks the user to insert:</text:p>
            <text:list text:continue-numbering="true" text:style-name="L7">
              <text:list-item>
                <text:p text:style-name="P47">This Service Type’s type (Passenger / Cargo)</text:p>
              </text:list-item>
              <text:list-item>
                <text:p text:style-name="P20">The service’s commercial name</text:p>
                <text:list>
                  <text:list-item>
                    <text:p text:style-name="P20">e.g. “Regionale” / “Frecciarossa”</text:p>
                  </text:list-item>
                </text:list>
              </text:list-item>
              <text:list-item>
                <text:p text:style-name="P20">The service’s price / km</text:p>
              </text:list-item>
            </text:list>
          </table:table-cell>
          <table:covered-table-cell/>
        </table:table-row>
        <table:table-row table:style-name="Tabella8.19">
          <table:covered-table-cell table:style-name="Tabella8.A1"/>
          <table:table-cell table:style-name="Tabella8.A1" office:value-type="string">
            <text:p text:style-name="P4">5</text:p>
          </table:table-cell>
          <table:table-cell table:style-name="Tabella8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8.20">
          <table:covered-table-cell table:style-name="Tabella8.A1"/>
          <table:table-cell table:style-name="Tabella8.B20" office:value-type="string">
            <text:p text:style-name="P4">6</text:p>
          </table:table-cell>
          <table:table-cell table:style-name="Tabella8.B20" table:number-columns-spanned="2" office:value-type="string">
            <text:p text:style-name="P4">The service type is registered.</text:p>
          </table:table-cell>
          <table:covered-table-cell/>
        </table:table-row>
        <table:table-row table:style-name="Tabella8.21">
          <table:table-cell table:style-name="Tabella8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8.22">
          <table:covered-table-cell table:style-name="Tabella8.A1"/>
          <table:table-cell table:style-name="Tabella8.A1" office:value-type="string">
            <text:p text:style-name="P4">3a</text:p>
          </table:table-cell>
          <table:table-cell table:style-name="Tabella8.A1" table:number-columns-spanned="2" office:value-type="string">
            <text:p text:style-name="P21">If the user decides to create a new Train Type</text:p>
          </table:table-cell>
          <table:covered-table-cell/>
        </table:table-row>
        <table:table-row table:style-name="Tabella8.23">
          <table:covered-table-cell table:style-name="Tabella8.A1"/>
          <table:table-cell table:style-name="Tabella8.A1" office:value-type="string">
            <text:p text:style-name="P4">3a.1</text:p>
          </table:table-cell>
          <table:table-cell table:style-name="Tabella8.A1" table:number-columns-spanned="2" office:value-type="string">
            <text:p text:style-name="P21">Then (UC7: Defining a Train Type).</text:p>
          </table:table-cell>
          <table:covered-table-cell/>
        </table:table-row>
        <table:table-row table:style-name="Tabella8.24">
          <table:covered-table-cell table:style-name="Tabella8.A1"/>
          <table:table-cell table:style-name="Tabella8.A1" office:value-type="string">
            <text:p text:style-name="P4">3a.2</text:p>
          </table:table-cell>
          <table:table-cell table:style-name="Tabella8.A1" table:number-columns-spanned="2" office:value-type="string">
            <text:p text:style-name="P21">Select the newly created Train Type.</text:p>
          </table:table-cell>
          <table:covered-table-cell/>
        </table:table-row>
        <table:table-row table:style-name="Tabella8.25">
          <table:covered-table-cell table:style-name="Tabella8.A1"/>
          <table:table-cell table:style-name="Tabella8.A1" office:value-type="string">
            <text:p text:style-name="P4">5a</text:p>
          </table:table-cell>
          <table:table-cell table:style-name="Tabella8.A1" table:number-columns-spanned="2" office:value-type="string">
            <text:p text:style-name="P21">If the service’s commercial name is not unique</text:p>
          </table:table-cell>
          <table:covered-table-cell/>
        </table:table-row>
        <table:table-row table:style-name="Tabella8.26">
          <table:covered-table-cell table:style-name="Tabella8.A1"/>
          <table:table-cell table:style-name="Tabella8.B20" office:value-type="string">
            <text:p text:style-name="P4">5a<text:span text:style-name="T42">.</text:span><text:span text:style-name="T43">1</text:span></text:p>
          </table:table-cell>
          <table:table-cell table:style-name="Tabella8.B20" table:number-columns-spanned="2" office:value-type="string">
            <text:p text:style-name="P23">Then display an error informing the user.</text:p>
          </table:table-cell>
          <table:covered-table-cell/>
        </table:table-row>
        <table:table-row table:style-name="Tabella8.27">
          <table:covered-table-cell table:style-name="Tabella8.A1"/>
          <table:table-cell table:style-name="Tabella8.B20" office:value-type="string">
            <text:p text:style-name="P4">5a.<text:span text:style-name="T43">2</text:span></text:p>
          </table:table-cell>
          <table:table-cell table:style-name="Tabella8.B20" table:number-columns-spanned="2" office:value-type="string">
            <text:p text:style-name="P23"><text:span text:style-name="T44">Return</text:span> to step 4</text:p>
          </table:table-cell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9.A1" table:number-columns-spanned="3" office:value-type="string">
            <text:p text:style-name="P2">Service Request Creation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9.A1" table:number-columns-spanned="3" office:value-type="string">
            <text:p text:style-name="P4">UC<text:span text:style-name="T31">11</text:span>, v0.1, 03/05/2026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9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9.A1" table:number-columns-spanned="3" office:value-type="string">
            <text:p text:style-name="P4">Let a Train Company create a service request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9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9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9.7">
          <table:table-cell table:style-name="Tabella9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9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9.8">
          <table:covered-table-cell table:style-name="Tabella9.A1"/>
          <table:table-cell table:style-name="Tabella9.A1" table:number-columns-spanned="2" office:value-type="string">
            <text:p text:style-name="P4">Train Company</text:p>
          </table:table-cell>
          <table:covered-table-cell/>
          <table:table-cell table:style-name="Tabella9.A1" office:value-type="string">
            <text:p text:style-name="P4">Wants to create a service request</text:p>
          </table:table-cell>
        </table:table-row>
        <table:table-row table:style-name="Tabella9.9">
          <table:covered-table-cell table:style-name="Tabella9.A1"/>
          <table:table-cell table:style-name="Tabella9.A1" table:number-columns-spanned="2" office:value-type="string">
            <text:p text:style-name="P4">System</text:p>
          </table:table-cell>
          <table:covered-table-cell/>
          <table:table-cell table:style-name="Tabella9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9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9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9.11">
          <table:table-cell table:style-name="Tabella9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9.A1" table:number-columns-spanned="3" office:value-type="string">
            <text:p text:style-name="P4">A service is created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9.A1" table:number-columns-spanned="3" office:value-type="string">
            <text:p text:style-name="P4">The Train Company initiates the creation of a Service Request.</text:p>
          </table:table-cell>
          <table:covered-table-cell/>
          <table:covered-table-cell/>
        </table:table-row>
        <table:table-row table:style-name="Tabella9.14">
          <table:table-cell table:style-name="Tabella9.A14" table:number-rows-spanned="7" office:value-type="string">
            <text:p text:style-name="P2"><text:s/>Description</text:p>
          </table:table-cell>
          <table:table-cell table:style-name="Tabella9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9.15">
          <table:covered-table-cell table:style-name="Tabella9.A14"/>
          <table:table-cell table:style-name="Tabella9.A1" office:value-type="string">
            <text:p text:style-name="P4">1</text:p>
          </table:table-cell>
          <table:table-cell table:style-name="Tabella9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9.16">
          <table:covered-table-cell table:style-name="Tabella9.A14"/>
          <table:table-cell table:style-name="Tabella9.A1" office:value-type="string">
            <text:p text:style-name="P4">2</text:p>
          </table:table-cell>
          <table:table-cell table:style-name="Tabella9.A1" table:number-columns-spanned="2" office:value-type="string">
            <text:p text:style-name="P4">The system shows a list of registered Service Types.</text:p>
          </table:table-cell>
          <table:covered-table-cell/>
        </table:table-row>
        <table:table-row table:style-name="Tabella9.17">
          <table:covered-table-cell table:style-name="Tabella9.A14"/>
          <table:table-cell table:style-name="Tabella9.A1" office:value-type="string">
            <text:p text:style-name="P4">3</text:p>
          </table:table-cell>
          <table:table-cell table:style-name="Tabella9.A1" table:number-columns-spanned="2" office:value-type="string">
            <text:p text:style-name="P4">The system asks the user to select an existing or create a new Service Type.</text:p>
          </table:table-cell>
          <table:covered-table-cell/>
        </table:table-row>
        <table:table-row table:style-name="Tabella9.18">
          <table:covered-table-cell table:style-name="Tabella9.A14"/>
          <table:table-cell table:style-name="Tabella9.A1" office:value-type="string">
            <text:p text:style-name="P4">4</text:p>
          </table:table-cell>
          <table:table-cell table:style-name="Tabella9.A1" table:number-columns-spanned="2" office:value-type="string">
            <text:p text:style-name="P4">The system asks the user to insert:</text:p>
            <text:list text:style-name="L10">
              <text:list-item>
                <text:p text:style-name="P48"><text:span text:style-name="Default_20_Paragraph_20_Font"><text:span text:style-name="T45">A list of destinations as:</text:span></text:span></text:p>
                <text:list>
                  <text:list-item>
                    <text:p text:style-name="P48"><text:span text:style-name="Default_20_Paragraph_20_Font"><text:span text:style-name="T45">Stations for the </text:span></text:span><text:span text:style-name="Default_20_Paragraph_20_Font"><text:span text:style-name="T46">service </text:span></text:span><text:span text:style-name="Default_20_Paragraph_20_Font"><text:span text:style-name="T45">to stop at / go via</text:span></text:span></text:p>
                  </text:list-item>
                  <text:list-item>
                    <text:p text:style-name="P48"><text:span text:style-name="Default_20_Paragraph_20_Font"><text:span text:style-name="T45">Junctions for the </text:span></text:span><text:span text:style-name="Default_20_Paragraph_20_Font"><text:span text:style-name="T46">service</text:span></text:span><text:span text:style-name="Default_20_Paragraph_20_Font"><text:span text:style-name="T45"> to go via</text:span></text:span></text:p>
                  </text:list-item>
                </text:list>
              </text:list-item>
              <text:list-item>
                <text:p text:style-name="P48"><text:span text:style-name="Default_20_Paragraph_20_Font"><text:span text:style-name="T45">The time taken between destinations</text:span></text:span></text:p>
              </text:list-item>
              <text:list-item>
                <text:p text:style-name="P48"><text:span text:style-name="Default_20_Paragraph_20_Font"><text:span text:style-name="T45">A list of Dispatch Times (Applies to the first station in the list):</text:span></text:span></text:p>
                <text:list>
                  <text:list-item>
                    <text:p text:style-name="P48"><text:span text:style-name="Default_20_Paragraph_20_Font"><text:span text:style-name="T45">A time in terms of `hh:mm`</text:span></text:span></text:p>
                  </text:list-item>
                  <text:list-item>
                    <text:p text:style-name="P49"><text:span text:style-name="Default_20_Paragraph_20_Font"><text:span text:style-name="T46">Train number</text:span></text:span></text:p>
                  </text:list-item>
                  <text:list-item>
                    <text:p text:style-name="P48"><text:span text:style-name="Default_20_Paragraph_20_Font"><text:span text:style-name="T45">On what days of the week the dispatch time is used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ella9.19">
          <table:covered-table-cell table:style-name="Tabella9.A14"/>
          <table:table-cell table:style-name="Tabella9.A1" office:value-type="string">
            <text:p text:style-name="P4">5</text:p>
          </table:table-cell>
          <table:table-cell table:style-name="Tabella9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9.20">
          <table:covered-table-cell table:style-name="Tabella9.A14"/>
          <table:table-cell table:style-name="Tabella9.A1" office:value-type="string">
            <text:p text:style-name="P4">6</text:p>
          </table:table-cell>
          <table:table-cell table:style-name="Tabella9.A1" table:number-columns-spanned="2" office:value-type="string">
            <text:p text:style-name="P4">The service request is created.</text:p>
          </table:table-cell>
          <table:covered-table-cell/>
        </table:table-row>
        <table:table-row table:style-name="Tabella9.21">
          <table:table-cell table:style-name="Tabella9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9.A1" office:value-type="string">
            <text:p text:style-name="P2">Step</text:p>
          </table:table-cell>
          <table:table-cell table:style-name="Tabella9.A1" table:number-columns-spanned="2" office:value-type="string">
            <text:p text:style-name="P2">Other Action</text:p>
          </table:table-cell>
          <table:covered-table-cell/>
        </table:table-row>
        <table:table-row table:style-name="Tabella9.22">
          <table:covered-table-cell table:style-name="Tabella9.A1"/>
          <table:table-cell table:style-name="Tabella9.A1" office:value-type="string">
            <text:p text:style-name="P4">3a</text:p>
          </table:table-cell>
          <table:table-cell table:style-name="Tabella9.A1" table:number-columns-spanned="2" office:value-type="string">
            <text:p text:style-name="P4">If the user decides to create a new Service Type</text:p>
          </table:table-cell>
          <table:covered-table-cell/>
        </table:table-row>
        <table:table-row table:style-name="Tabella9.23">
          <table:covered-table-cell table:style-name="Tabella9.A1"/>
          <table:table-cell table:style-name="Tabella9.A1" office:value-type="string">
            <text:p text:style-name="P4">3a.1</text:p>
          </table:table-cell>
          <table:table-cell table:style-name="Tabella9.A1" table:number-columns-spanned="2" office:value-type="string">
            <text:p text:style-name="P4">Then (UC8: Defining a Train Type)</text:p>
          </table:table-cell>
          <table:covered-table-cell/>
        </table:table-row>
        <table:table-row table:style-name="Tabella9.24">
          <table:covered-table-cell table:style-name="Tabella9.A1"/>
          <table:table-cell table:style-name="Tabella9.B24" office:value-type="string">
            <text:p text:style-name="P4">3a.2</text:p>
          </table:table-cell>
          <table:table-cell table:style-name="Tabella9.B24" table:number-columns-spanned="2" office:value-type="string">
            <text:p text:style-name="P4">Select the newly created Train Type.</text:p>
          </table:table-cell>
          <table:covered-table-cell/>
        </table:table-row>
        <table:table-row table:style-name="Tabella9.25">
          <table:covered-table-cell table:style-name="Tabella9.A1"/>
          <table:table-cell table:style-name="Tabella9.B24" office:value-type="string">
            <text:p text:style-name="P50">5a.1</text:p>
          </table:table-cell>
          <table:table-cell table:style-name="Tabella9.B24" table:number-columns-spanned="2" office:value-type="string">
            <text:p text:style-name="P50">If any <text:span text:style-name="T47">of the following</text:span> are true:</text:p>
            <text:list text:style-name="L11">
              <text:list-item>
                <text:p text:style-name="P51">The Network Manager did not insert at least 2 <text:span text:style-name="T48">stations</text:span> in the destinations list</text:p>
              </text:list-item>
              <text:list-item>
                <text:p text:style-name="P51">The first element of the destinations list is not a station</text:p>
              </text:list-item>
              <text:list-item>
                <text:p text:style-name="P52">Any train number inserted is not unique across all services</text:p>
              </text:list-item>
            </text:list>
          </table:table-cell>
          <table:covered-table-cell/>
        </table:table-row>
        <table:table-row table:style-name="Tabella9.26">
          <table:covered-table-cell table:style-name="Tabella9.A1"/>
          <table:table-cell table:style-name="Tabella9.B24" office:value-type="string">
            <text:p text:style-name="P50">5a.<text:span text:style-name="T49">1.</text:span><text:span text:style-name="T27">1</text:span></text:p>
          </table:table-cell>
          <table:table-cell table:style-name="Tabella9.B24" table:number-columns-spanned="2" office:value-type="string">
            <text:p text:style-name="P50"><text:span text:style-name="T50">D</text:span>isplay an error</text:p>
          </table:table-cell>
          <table:covered-table-cell/>
        </table:table-row>
        <table:table-row table:style-name="Tabella9.27">
          <table:covered-table-cell table:style-name="Tabella9.A1"/>
          <table:table-cell table:style-name="Tabella9.B24" office:value-type="string">
            <text:p text:style-name="P50">5a.<text:span text:style-name="T49">1.</text:span><text:span text:style-name="T27">2</text:span></text:p>
          </table:table-cell>
          <table:table-cell table:style-name="Tabella9.B24" table:number-columns-spanned="2" office:value-type="string">
            <text:p text:style-name="P50">Go to step 4</text:p>
          </table:table-cell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53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10.A1" table:number-columns-spanned="3" office:value-type="string">
            <text:p text:style-name="P2">Service Request Review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0.A1" table:number-columns-spanned="3" office:value-type="string">
            <text:p text:style-name="P4">UC1<text:span text:style-name="T31">2</text:span>, v0.1, 03/05/2026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0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0.A1" table:number-columns-spanned="3" office:value-type="string">
            <text:p text:style-name="P4">Let the Network Manager review a service request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0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0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10.7">
          <table:table-cell table:style-name="Tabella10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10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0.8">
          <table:covered-table-cell table:style-name="Tabella10.A1"/>
          <table:table-cell table:style-name="Tabella10.A1" table:number-columns-spanned="2" office:value-type="string">
            <text:p text:style-name="P4">Train Company</text:p>
          </table:table-cell>
          <table:covered-table-cell/>
          <table:table-cell table:style-name="Tabella10.A1" office:value-type="string">
            <text:p text:style-name="P4">Wants to review a service request</text:p>
          </table:table-cell>
        </table:table-row>
        <table:table-row table:style-name="Tabella10.9">
          <table:covered-table-cell table:style-name="Tabella10.A1"/>
          <table:table-cell table:style-name="Tabella10.A1" table:number-columns-spanned="2" office:value-type="string">
            <text:p text:style-name="P4">System</text:p>
          </table:table-cell>
          <table:covered-table-cell/>
          <table:table-cell table:style-name="Tabella10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10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0.A1" table:number-columns-spanned="3" office:value-type="string">
            <text:p text:style-name="P4">The Network Manager is authenticated.<text:line-break/>There is a Service Request not yet reviewed.</text:p>
          </table:table-cell>
          <table:covered-table-cell/>
          <table:covered-table-cell/>
        </table:table-row>
        <table:table-row table:style-name="Tabella10.11">
          <table:table-cell table:style-name="Tabella10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0.A1" table:number-columns-spanned="3" office:value-type="string">
            <text:p text:style-name="P4">An invalid service request is denied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0.A1" table:number-columns-spanned="3" office:value-type="string">
            <text:p text:style-name="P4">A service is approved, with possible amendment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0.A1" table:number-columns-spanned="3" office:value-type="string">
            <text:p text:style-name="P4">The Network Management initiates the review of a Service Request.</text:p>
          </table:table-cell>
          <table:covered-table-cell/>
          <table:covered-table-cell/>
        </table:table-row>
        <table:table-row table:style-name="Tabella10.14">
          <table:table-cell table:style-name="Tabella10.A14" table:number-rows-spanned="17" office:value-type="string">
            <text:p text:style-name="P2">Description</text:p>
          </table:table-cell>
          <table:table-cell table:style-name="Tabella10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10.15">
          <table:covered-table-cell table:style-name="Tabella10.A14"/>
          <table:table-cell table:style-name="Tabella10.A1" office:value-type="string">
            <text:p text:style-name="P4">1</text:p>
          </table:table-cell>
          <table:table-cell table:style-name="Tabella10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10.16">
          <table:covered-table-cell table:style-name="Tabella10.A14"/>
          <table:table-cell table:style-name="Tabella10.A1" office:value-type="string">
            <text:p text:style-name="P4">2</text:p>
          </table:table-cell>
          <table:table-cell table:style-name="Tabella10.A1" table:number-columns-spanned="2" office:value-type="string">
            <text:p text:style-name="P4">The system shows a list of registered Service Requests.</text:p>
          </table:table-cell>
          <table:covered-table-cell/>
        </table:table-row>
        <table:table-row table:style-name="Tabella10.17">
          <table:covered-table-cell table:style-name="Tabella10.A14"/>
          <table:table-cell table:style-name="Tabella10.A1" office:value-type="string">
            <text:p text:style-name="P4">3</text:p>
          </table:table-cell>
          <table:table-cell table:style-name="Tabella10.A1" table:number-columns-spanned="2" office:value-type="string">
            <text:p text:style-name="P4">The system asks the user to select a Service Request.</text:p>
          </table:table-cell>
          <table:covered-table-cell/>
        </table:table-row>
        <table:table-row table:style-name="Tabella10.18">
          <table:covered-table-cell table:style-name="Tabella10.A14"/>
          <table:table-cell table:style-name="Tabella10.A1" office:value-type="string">
            <text:p text:style-name="P4">4</text:p>
          </table:table-cell>
          <table:table-cell table:style-name="Tabella10.A1" table:number-columns-spanned="2" office:value-type="string">
            <text:p text:style-name="P4">The user selects a Service Request.</text:p>
          </table:table-cell>
          <table:covered-table-cell/>
        </table:table-row>
        <table:table-row table:style-name="Tabella10.19">
          <table:covered-table-cell table:style-name="Tabella10.A14"/>
          <table:table-cell table:style-name="Tabella10.A1" office:value-type="string">
            <text:p text:style-name="P4">5</text:p>
          </table:table-cell>
          <table:table-cell table:style-name="Tabella10.A1" table:number-columns-spanned="2" office:value-type="string">
            <text:p text:style-name="P4">The system performs automated service integrity checks.</text:p>
          </table:table-cell>
          <table:covered-table-cell/>
        </table:table-row>
        <table:table-row table:style-name="Tabella10.20">
          <table:covered-table-cell table:style-name="Tabella10.A14"/>
          <table:table-cell table:style-name="Tabella10.A1" office:value-type="string">
            <text:p text:style-name="P4">6</text:p>
          </table:table-cell>
          <table:table-cell table:style-name="Tabella10.A1" table:number-columns-spanned="2" office:value-type="string">
            <text:p text:style-name="P4">The system shows the results of the integrity checks.</text:p>
          </table:table-cell>
          <table:covered-table-cell/>
        </table:table-row>
        <table:table-row table:style-name="Tabella10.21">
          <table:covered-table-cell table:style-name="Tabella10.A14"/>
          <table:table-cell table:style-name="Tabella10.A1" office:value-type="string">
            <text:p text:style-name="P4">7</text:p>
          </table:table-cell>
          <table:table-cell table:style-name="Tabella10.A1" table:number-columns-spanned="2" office:value-type="string">
            <text:p text:style-name="P4">The system asks the user to select an operation between deny, amend and approve.</text:p>
          </table:table-cell>
          <table:covered-table-cell/>
        </table:table-row>
        <table:table-row table:style-name="Tabella10.22">
          <table:covered-table-cell table:style-name="Tabella10.A14"/>
          <table:table-cell table:style-name="Tabella10.A1" office:value-type="string">
            <text:p text:style-name="P4">8</text:p>
          </table:table-cell>
          <table:table-cell table:style-name="Tabella10.A1" table:number-columns-spanned="2" office:value-type="string">
            <text:p text:style-name="P4">If the user selects “deny”</text:p>
          </table:table-cell>
          <table:covered-table-cell/>
        </table:table-row>
        <table:table-row table:style-name="Tabella10.23">
          <table:covered-table-cell table:style-name="Tabella10.A14"/>
          <table:table-cell table:style-name="Tabella10.A1" office:value-type="string">
            <text:p text:style-name="P4">8.1</text:p>
          </table:table-cell>
          <table:table-cell table:style-name="Tabella10.A1" table:number-columns-spanned="2" office:value-type="string">
            <text:p text:style-name="P4">The system deletes the service request.</text:p>
          </table:table-cell>
          <table:covered-table-cell/>
        </table:table-row>
        <table:table-row table:style-name="Tabella10.24">
          <table:covered-table-cell table:style-name="Tabella10.A14"/>
          <table:table-cell table:style-name="Tabella10.A1" office:value-type="string">
            <text:p text:style-name="P4">9</text:p>
          </table:table-cell>
          <table:table-cell table:style-name="Tabella10.A1" table:number-columns-spanned="2" office:value-type="string">
            <text:p text:style-name="P4">If the user selects “amend”</text:p>
          </table:table-cell>
          <table:covered-table-cell/>
        </table:table-row>
        <table:table-row table:style-name="Tabella10.25">
          <table:covered-table-cell table:style-name="Tabella10.A14"/>
          <table:table-cell table:style-name="Tabella10.A1" office:value-type="string">
            <text:p text:style-name="P4">9.2</text:p>
          </table:table-cell>
          <table:table-cell table:style-name="Tabella10.A1" table:number-columns-spanned="2" office:value-type="string">
            <text:p text:style-name="P3"><text:span text:style-name="T11">The system shows </text:span><text:span text:style-name="Default_20_Paragraph_20_Font"><text:span text:style-name="T51">UC9</text:span></text:span><text:span text:style-name="Default_20_Paragraph_20_Font"><text:span text:style-name="T46">[</text:span></text:span><text:span text:style-name="Default_20_Paragraph_20_Font"><text:span text:style-name="T51">step4</text:span></text:span><text:span text:style-name="Default_20_Paragraph_20_Font"><text:span text:style-name="T46">]</text:span></text:span><text:span text:style-name="Default_20_Paragraph_20_Font"><text:span text:style-name="T51">, precompiled.</text:span></text:span></text:p>
          </table:table-cell>
          <table:covered-table-cell/>
        </table:table-row>
        <table:table-row table:style-name="Tabella10.26">
          <table:covered-table-cell table:style-name="Tabella10.A14"/>
          <table:table-cell table:style-name="Tabella10.A1" office:value-type="string">
            <text:p text:style-name="P4">9.3</text:p>
          </table:table-cell>
          <table:table-cell table:style-name="Tabella10.A1" table:number-columns-spanned="2" office:value-type="string">
            <text:p text:style-name="P4">The network manager inserts changes.</text:p>
          </table:table-cell>
          <table:covered-table-cell/>
        </table:table-row>
        <table:table-row table:style-name="Tabella10.27">
          <table:covered-table-cell table:style-name="Tabella10.A14"/>
          <table:table-cell table:style-name="Tabella10.A1" office:value-type="string">
            <text:p text:style-name="P4">9.4</text:p>
          </table:table-cell>
          <table:table-cell table:style-name="Tabella10.A1" table:number-columns-spanned="2" office:value-type="string">
            <text:p text:style-name="P4">Go to step 5</text:p>
          </table:table-cell>
          <table:covered-table-cell/>
        </table:table-row>
        <table:table-row table:style-name="Tabella10.28">
          <table:covered-table-cell table:style-name="Tabella10.A14"/>
          <table:table-cell table:style-name="Tabella10.A1" office:value-type="string">
            <text:p text:style-name="P4">10.1</text:p>
          </table:table-cell>
          <table:table-cell table:style-name="Tabella10.A1" table:number-columns-spanned="2" office:value-type="string">
            <text:p text:style-name="P4">If the user selects “approve”</text:p>
          </table:table-cell>
          <table:covered-table-cell/>
        </table:table-row>
        <table:table-row table:style-name="Tabella10.29">
          <table:covered-table-cell table:style-name="Tabella10.A14"/>
          <table:table-cell table:style-name="Tabella10.A1" office:value-type="string">
            <text:p text:style-name="P4">10.2</text:p>
          </table:table-cell>
          <table:table-cell table:style-name="Tabella10.A1" table:number-columns-spanned="2" office:value-type="string">
            <text:p text:style-name="P4">The system saves the service as effective.</text:p>
          </table:table-cell>
          <table:covered-table-cell/>
        </table:table-row>
        <table:table-row table:style-name="Tabella10.30">
          <table:covered-table-cell table:style-name="Tabella10.A14"/>
          <table:table-cell table:style-name="Tabella10.A1" office:value-type="string">
            <text:p text:style-name="P4">11</text:p>
          </table:table-cell>
          <table:table-cell table:style-name="Tabella10.A1" table:number-columns-spanned="2" office:value-type="string">
            <text:p text:style-name="P4">The system notifies the Train Company that requested the service.</text:p>
          </table:table-cell>
          <table:covered-table-cell/>
        </table:table-row>
        <table:table-row table:style-name="Tabella10.31">
          <table:table-cell table:style-name="Tabella10.A1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10.A1" office:value-type="string">
            <text:p text:style-name="P2">Step</text:p>
          </table:table-cell>
          <table:table-cell table:style-name="Tabella10.A1" table:number-columns-spanned="2" office:value-type="string">
            <text:p text:style-name="P2">Other Action</text:p>
          </table:table-cell>
          <table:covered-table-cell/>
        </table:table-row>
        <table:table-row table:style-name="Tabella10.32">
          <table:table-cell table:style-name="Tabella10.A14" office:value-type="string">
            <text:p text:style-name="P4"/>
          </table:table-cell>
          <table:table-cell table:style-name="Tabella10.A1" office:value-type="string">
            <text:p text:style-name="P4">-</text:p>
          </table:table-cell>
          <table:table-cell table:style-name="Tabella10.A1" table:number-columns-spanned="2" office:value-type="string">
            <text:p text:style-name="P4">None</text:p>
          </table:table-cell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0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4-26T08:16:00Z</meta:creation-date>
    <dc:date>2026-05-03T22:48:48.832328500</dc:date>
    <meta:editing-cycles>84</meta:editing-cycles>
    <meta:editing-duration>PT19H37M</meta:editing-duration>
    <meta:document-statistic meta:table-count="13" meta:image-count="0" meta:object-count="0" meta:page-count="17" meta:paragraph-count="712" meta:word-count="2427" meta:character-count="14141" meta:non-whitespace-character-count="12470"/>
    <meta:template xlink:type="simple" xlink:actuate="onRequest" xlink:title="" xlink:href="Normal.dotm"/>
  </office:meta>
</office:document-meta>
</file>